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38312" draw:fill-color="#c38312" draw:textarea-horizontal-align="justify" draw:textarea-vertical-align="middle" draw:auto-grow-height="false" fo:min-height="0cm" fo:min-width="8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282cm" fo:min-width="8.099cm"/>
    </style:style>
    <style:style style:name="gr3" style:family="graphic" style:parent-style-name="objectwithoutfill">
      <style:graphic-properties svg:stroke-width="0.053cm" svg:stroke-color="#ed1c2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-color="#c38312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8.499cm" svg:height="5.025cm" svg:x="0.75cm" svg:y="0.754cm" svg:viewBox="0 0 8500 5026" svg:d="M0 200v-200h8500v200zM2844 53c28 0 50 22 50 50s-22 50-50 50-50-22-50-50 22-50 50-50zM2794 53zM2895 154zM3098 53c28 0 50 22 50 50s-22 50-50 50-50-22-50-50 22-50 50-50zM3048 53zM3149 154zM3352 53c28 0 50 22 50 50s-22 50-50 50-50-22-50-50 22-50 50-50zM3302 53zM3403 154zM2590 53c28 0 50 22 50 50s-22 50-50 50-50-22-50-50 22-50 50-50zM2540 53zM2641 154zM2336 53c28 0 50 22 50 50s-22 50-50 50-50-22-50-50 22-50 50-50zM2286 53zM2387 154zM2082 53c28 0 50 22 50 50s-22 50-50 50-50-22-50-50 22-50 50-50zM2032 53zM2133 154zM3606 53c28 0 50 22 50 50s-22 50-50 50-50-22-50-50 22-50 50-50zM3556 53zM3657 154zM3860 53c28 0 50 22 50 50s-22 50-50 50-50-22-50-50 22-50 50-50zM3810 53zM3911 154zM4111 53c28 0 50 22 50 50s-22 50-50 50-50-22-50-50 22-50 50-50zM4061 53zM4162 154zM4368 53c28 0 50 22 50 50s-22 50-50 50-50-22-50-50 22-50 50-50zM4318 53zM4419 154zM4622 53c28 0 50 22 50 50s-22 50-50 50-50-22-50-50 22-50 50-50zM4572 53zM4673 154zM1828 53c28 0 50 22 50 50s-22 50-50 50-50-22-50-50 22-50 50-50zM1778 53zM1879 154zM1574 53c28 0 50 22 50 50s-22 50-50 50-50-22-50-50 22-50 50-50zM1524 53zM1625 154zM1320 53c28 0 50 22 50 50s-22 50-50 50-50-22-50-50 22-50 50-50zM1270 53zM1371 154zM1066 53c28 0 50 22 50 50s-22 50-50 50-50-22-50-50 22-50 50-50zM1016 53zM1117 154zM812 53c28 0 50 22 50 50s-22 50-50 50-50-22-50-50 22-50 50-50zM762 53zM863 154zM558 53c28 0 50 22 50 50s-22 50-50 50-50-22-50-50 22-50 50-50zM508 53zM609 154zM304 53c28 0 50 22 50 50s-22 50-50 50-50-22-50-50 22-50 50-50zM254 53zM355 154zM50 53c28 0 50 22 50 50s-22 50-50 50-50-22-50-50 22-50 50-50zM0 53zM101 154zM4876 53c28 0 50 22 50 50s-22 50-50 50-50-22-50-50 22-50 50-50zM4826 53zM4927 154zM5130 53c28 0 50 22 50 50s-22 50-50 50-50-22-50-50 22-50 50-50zM5080 53zM5181 154zM5384 53c28 0 50 22 50 50s-22 50-50 50-50-22-50-50 22-50 50-50zM5334 53zM5435 154zM5638 53c28 0 50 22 50 50s-22 50-50 50-50-22-50-50 22-50 50-50zM5588 53zM5689 154zM5892 53c28 0 50 22 50 50s-22 50-50 50-50-22-50-50 22-50 50-50zM5842 53zM5943 154zM6146 53c28 0 50 22 50 50s-22 50-50 50-50-22-50-50 22-50 50-50zM6096 53zM6197 154zM6400 53c28 0 50 22 50 50s-22 50-50 50-50-22-50-50 22-50 50-50zM6350 53zM6451 154zM6654 53c28 0 50 22 50 50s-22 50-50 50-50-22-50-50 22-50 50-50zM6604 53zM6705 154zM6908 53c28 0 50 22 50 50s-22 50-50 50-50-22-50-50 22-50 50-50zM6858 53zM6959 154zM7162 53c28 0 50 22 50 50s-22 50-50 50-50-22-50-50 22-50 50-50zM7112 53zM7213 154zM7416 53c28 0 50 22 50 50s-22 50-50 50-50-22-50-50 22-50 50-50zM7366 53zM7467 154zM7670 53c28 0 50 22 50 50s-22 50-50 50-50-22-50-50 22-50 50-50zM7620 53zM7721 154zM7924 53c28 0 50 22 50 50s-22 50-50 50-50-22-50-50 22-50 50-50zM7874 53zM7975 154zM8178 53c28 0 50 22 50 50s-22 50-50 50-50-22-50-50 22-50 50-50zM8128 53zM8229 154zM8432 53c28 0 50 22 50 50s-22 50-50 50-50-22-50-50 22-50 50-50zM8382 53zM8483 154zM0 454v-200h8500v200zM2844 307c28 0 50 22 50 50s-22 50-50 50-50-22-50-50 22-50 50-50zM2794 307zM2895 408zM3098 307c28 0 50 22 50 50s-22 50-50 50-50-22-50-50 22-50 50-50zM3048 307zM3149 408zM3352 307c28 0 50 22 50 50s-22 50-50 50-50-22-50-50 22-50 50-50zM3302 307zM3403 408zM2590 307c28 0 50 22 50 50s-22 50-50 50-50-22-50-50 22-50 50-50zM2540 307zM2641 408zM2336 307c28 0 50 22 50 50s-22 50-50 50-50-22-50-50 22-50 50-50zM2286 307zM2387 408zM2082 307c28 0 50 22 50 50s-22 50-50 50-50-22-50-50 22-50 50-50zM2032 307zM2133 408zM3606 307c28 0 50 22 50 50s-22 50-50 50-50-22-50-50 22-50 50-50zM3556 307zM3657 408zM3860 307c28 0 50 22 50 50s-22 50-50 50-50-22-50-50 22-50 50-50zM3810 307zM3911 408zM4111 307c28 0 50 22 50 50s-22 50-50 50-50-22-50-50 22-50 50-50zM4061 307zM4162 408zM4368 307c28 0 50 22 50 50s-22 50-50 50-50-22-50-50 22-50 50-50zM4318 307zM4419 408zM4622 307c28 0 50 22 50 50s-22 50-50 50-50-22-50-50 22-50 50-50zM4572 307zM4673 408zM1828 307c28 0 50 22 50 50s-22 50-50 50-50-22-50-50 22-50 50-50zM1778 307zM1879 408zM1574 307c28 0 50 22 50 50s-22 50-50 50-50-22-50-50 22-50 50-50zM1524 307zM1625 408zM1320 307c28 0 50 22 50 50s-22 50-50 50-50-22-50-50 22-50 50-50zM1270 307zM1371 408zM1066 307c28 0 50 22 50 50s-22 50-50 50-50-22-50-50 22-50 50-50zM1016 307zM1117 408zM812 307c28 0 50 22 50 50s-22 50-50 50-50-22-50-50 22-50 50-50zM762 307zM863 408zM558 307c28 0 50 22 50 50s-22 50-50 50-50-22-50-50 22-50 50-50zM508 307zM609 408zM304 307c28 0 50 22 50 50s-22 50-50 50-50-22-50-50 22-50 50-50zM254 307zM355 408zM50 307c28 0 50 22 50 50s-22 50-50 50-50-22-50-50 22-50 50-50zM0 307zM101 408zM4876 307c28 0 50 22 50 50s-22 50-50 50-50-22-50-50 22-50 50-50zM4826 307zM4927 408zM5130 307c28 0 50 22 50 50s-22 50-50 50-50-22-50-50 22-50 50-50zM5080 307zM5181 408zM5384 307c28 0 50 22 50 50s-22 50-50 50-50-22-50-50 22-50 50-50zM5334 307zM5435 408zM5638 307c28 0 50 22 50 50s-22 50-50 50-50-22-50-50 22-50 50-50zM5588 307zM5689 408zM5892 307c28 0 50 22 50 50s-22 50-50 50-50-22-50-50 22-50 50-50zM5842 307zM5943 408zM6146 307c28 0 50 22 50 50s-22 50-50 50-50-22-50-50 22-50 50-50zM6096 307zM6197 408zM6400 307c28 0 50 22 50 50s-22 50-50 50-50-22-50-50 22-50 50-50zM6350 307zM6451 408zM6654 307c28 0 50 22 50 50s-22 50-50 50-50-22-50-50 22-50 50-50zM6604 307zM6705 408zM6908 307c28 0 50 22 50 50s-22 50-50 50-50-22-50-50 22-50 50-50zM6858 307zM6959 408zM7162 307c28 0 50 22 50 50s-22 50-50 50-50-22-50-50 22-50 50-50zM7112 307zM7213 408zM7416 307c28 0 50 22 50 50s-22 50-50 50-50-22-50-50 22-50 50-50zM7366 307zM7467 408zM7670 307c28 0 50 22 50 50s-22 50-50 50-50-22-50-50 22-50 50-50zM7620 307zM7721 408zM7924 307c28 0 50 22 50 50s-22 50-50 50-50-22-50-50 22-50 50-50zM7874 307zM7975 408zM8178 307c28 0 50 22 50 50s-22 50-50 50-50-22-50-50 22-50 50-50zM8128 307zM8229 408zM8432 307c28 0 50 22 50 50s-22 50-50 50-50-22-50-50 22-50 50-50zM8382 307zM8483 408zM0 708v-200h8500v200zM2844 561c28 0 50 22 50 50s-22 50-50 50-50-22-50-50 22-50 50-50zM2794 561zM2895 662zM3098 561c28 0 50 22 50 50s-22 50-50 50-50-22-50-50 22-50 50-50zM3048 561zM3149 662zM3352 561c28 0 50 22 50 50s-22 50-50 50-50-22-50-50 22-50 50-50zM3302 561zM3403 662zM2590 561c28 0 50 22 50 50s-22 50-50 50-50-22-50-50 22-50 50-50zM2540 561zM2641 662zM2336 561c28 0 50 22 50 50s-22 50-50 50-50-22-50-50 22-50 50-50zM2286 561zM2387 662zM2082 561c28 0 50 22 50 50s-22 50-50 50-50-22-50-50 22-50 50-50zM2032 561zM2133 662zM3606 561c28 0 50 22 50 50s-22 50-50 50-50-22-50-50 22-50 50-50zM3556 561zM3657 662zM3860 561c28 0 50 22 50 50s-22 50-50 50-50-22-50-50 22-50 50-50zM3810 561zM3911 662zM4111 561c28 0 50 22 50 50s-22 50-50 50-50-22-50-50 22-50 50-50zM4061 561zM4162 662zM4368 561c28 0 50 22 50 50s-22 50-50 50-50-22-50-50 22-50 50-50zM4318 561zM4419 662zM4622 561c28 0 50 22 50 50s-22 50-50 50-50-22-50-50 22-50 50-50zM4572 561zM4673 662zM1828 561c28 0 50 22 50 50s-22 50-50 50-50-22-50-50 22-50 50-50zM1778 561zM1879 662zM1574 561c28 0 50 22 50 50s-22 50-50 50-50-22-50-50 22-50 50-50zM1524 561zM1625 662zM1320 561c28 0 50 22 50 50s-22 50-50 50-50-22-50-50 22-50 50-50zM1270 561zM1371 662zM1066 561c28 0 50 22 50 50s-22 50-50 50-50-22-50-50 22-50 50-50zM1016 561zM1117 662zM812 561c28 0 50 22 50 50s-22 50-50 50-50-22-50-50 22-50 50-50zM762 561zM863 662zM558 561c28 0 50 22 50 50s-22 50-50 50-50-22-50-50 22-50 50-50zM508 561zM609 662zM304 561c28 0 50 22 50 50s-22 50-50 50-50-22-50-50 22-50 50-50zM254 561zM355 662zM50 561c28 0 50 22 50 50s-22 50-50 50-50-22-50-50 22-50 50-50zM0 561zM101 662zM4876 561c28 0 50 22 50 50s-22 50-50 50-50-22-50-50 22-50 50-50zM4826 561zM4927 662zM5130 561c28 0 50 22 50 50s-22 50-50 50-50-22-50-50 22-50 50-50zM5080 561zM5181 662zM5384 561c28 0 50 22 50 50s-22 50-50 50-50-22-50-50 22-50 50-50zM5334 561zM5435 662zM5638 561c28 0 50 22 50 50s-22 50-50 50-50-22-50-50 22-50 50-50zM5588 561zM5689 662zM5892 561c28 0 50 22 50 50s-22 50-50 50-50-22-50-50 22-50 50-50zM5842 561zM5943 662zM6146 561c28 0 50 22 50 50s-22 50-50 50-50-22-50-50 22-50 50-50zM6096 561zM6197 662zM6400 561c28 0 50 22 50 50s-22 50-50 50-50-22-50-50 22-50 50-50zM6350 561zM6451 662zM6654 561c28 0 50 22 50 50s-22 50-50 50-50-22-50-50 22-50 50-50zM6604 561zM6705 662zM6908 561c28 0 50 22 50 50s-22 50-50 50-50-22-50-50 22-50 50-50zM6858 561zM6959 662zM7162 561c28 0 50 22 50 50s-22 50-50 50-50-22-50-50 22-50 50-50zM7112 561zM7213 662zM7416 561c28 0 50 22 50 50s-22 50-50 50-50-22-50-50 22-50 50-50zM7366 561zM7467 662zM7670 561c28 0 50 22 50 50s-22 50-50 50-50-22-50-50 22-50 50-50zM7620 561zM7721 662zM7924 561c28 0 50 22 50 50s-22 50-50 50-50-22-50-50 22-50 50-50zM7874 561zM7975 662zM8178 561c28 0 50 22 50 50s-22 50-50 50-50-22-50-50 22-50 50-50zM8128 561zM8229 662zM8432 561c28 0 50 22 50 50s-22 50-50 50-50-22-50-50 22-50 50-50zM8382 561zM8483 662zM0 962v-200h8500v200zM2844 815c28 0 50 22 50 50s-22 50-50 50-50-22-50-50 22-50 50-50zM2794 815zM2895 916zM3098 815c28 0 50 22 50 50s-22 50-50 50-50-22-50-50 22-50 50-50zM3048 815zM3149 916zM3352 815c28 0 50 22 50 50s-22 50-50 50-50-22-50-50 22-50 50-50zM3302 815zM3403 916zM2590 815c28 0 50 22 50 50s-22 50-50 50-50-22-50-50 22-50 50-50zM2540 815zM2641 916zM2336 815c28 0 50 22 50 50s-22 50-50 50-50-22-50-50 22-50 50-50zM2286 815zM2387 916zM2082 815c28 0 50 22 50 50s-22 50-50 50-50-22-50-50 22-50 50-50zM2032 815zM2133 916zM3606 815c28 0 50 22 50 50s-22 50-50 50-50-22-50-50 22-50 50-50zM3556 815zM3657 916zM3860 815c28 0 50 22 50 50s-22 50-50 50-50-22-50-50 22-50 50-50zM3810 815zM3911 916zM4111 815c28 0 50 22 50 50s-22 50-50 50-50-22-50-50 22-50 50-50zM4061 815zM4162 916zM4368 815c28 0 50 22 50 50s-22 50-50 50-50-22-50-50 22-50 50-50zM4318 815zM4419 916zM4622 815c28 0 50 22 50 50s-22 50-50 50-50-22-50-50 22-50 50-50zM4572 815zM4673 916zM1828 815c28 0 50 22 50 50s-22 50-50 50-50-22-50-50 22-50 50-50zM1778 815zM1879 916zM1574 815c28 0 50 22 50 50s-22 50-50 50-50-22-50-50 22-50 50-50zM1524 815zM1625 916zM1320 815c28 0 50 22 50 50s-22 50-50 50-50-22-50-50 22-50 50-50zM1270 815zM1371 916zM1066 815c28 0 50 22 50 50s-22 50-50 50-50-22-50-50 22-50 50-50zM1016 815zM1117 916zM812 815c28 0 50 22 50 50s-22 50-50 50-50-22-50-50 22-50 50-50zM762 815zM863 916zM558 815c28 0 50 22 50 50s-22 50-50 50-50-22-50-50 22-50 50-50zM508 815zM609 916zM304 815c28 0 50 22 50 50s-22 50-50 50-50-22-50-50 22-50 50-50zM254 815zM355 916zM50 815c28 0 50 22 50 50s-22 50-50 50-50-22-50-50 22-50 50-50zM0 815zM101 916zM4876 815c28 0 50 22 50 50s-22 50-50 50-50-22-50-50 22-50 50-50zM4826 815zM4927 916zM5130 815c28 0 50 22 50 50s-22 50-50 50-50-22-50-50 22-50 50-50zM5080 815zM5181 916zM5384 815c28 0 50 22 50 50s-22 50-50 50-50-22-50-50 22-50 50-50zM5334 815zM5435 916zM5638 815c28 0 50 22 50 50s-22 50-50 50-50-22-50-50 22-50 50-50zM5588 815zM5689 916zM5892 815c28 0 50 22 50 50s-22 50-50 50-50-22-50-50 22-50 50-50zM5842 815zM5943 916zM6146 815c28 0 50 22 50 50s-22 50-50 50-50-22-50-50 22-50 50-50zM6096 815zM6197 916zM6400 815c28 0 50 22 50 50s-22 50-50 50-50-22-50-50 22-50 50-50zM6350 815zM6451 916zM6654 815c28 0 50 22 50 50s-22 50-50 50-50-22-50-50 22-50 50-50zM6604 815zM6705 916zM6908 815c28 0 50 22 50 50s-22 50-50 50-50-22-50-50 22-50 50-50zM6858 815zM6959 916zM7162 815c28 0 50 22 50 50s-22 50-50 50-50-22-50-50 22-50 50-50zM7112 815zM7213 916zM7416 815c28 0 50 22 50 50s-22 50-50 50-50-22-50-50 22-50 50-50zM7366 815zM7467 916zM7670 815c28 0 50 22 50 50s-22 50-50 50-50-22-50-50 22-50 50-50zM7620 815zM7721 916zM7924 815c28 0 50 22 50 50s-22 50-50 50-50-22-50-50 22-50 50-50zM7874 815zM7975 916zM8178 815c28 0 50 22 50 50s-22 50-50 50-50-22-50-50 22-50 50-50zM8128 815zM8229 916zM8432 815c28 0 50 22 50 50s-22 50-50 50-50-22-50-50 22-50 50-50zM8382 815zM8483 916zM0 1216v-200h8500v200zM2844 1069c28 0 50 22 50 50s-22 50-50 50-50-22-50-50 22-50 50-50zM2794 1069zM2895 1170zM3098 1069c28 0 50 22 50 50s-22 50-50 50-50-22-50-50 22-50 50-50zM3048 1069zM3149 1170zM3352 1069c28 0 50 22 50 50s-22 50-50 50-50-22-50-50 22-50 50-50zM3302 1069zM3403 1170zM2590 1069c28 0 50 22 50 50s-22 50-50 50-50-22-50-50 22-50 50-50zM2540 1069zM2641 1170zM2336 1069c28 0 50 22 50 50s-22 50-50 50-50-22-50-50 22-50 50-50zM2286 1069zM2387 1170zM2082 1069c28 0 50 22 50 50s-22 50-50 50-50-22-50-50 22-50 50-50zM2032 1069zM2133 1170zM3606 1069c28 0 50 22 50 50s-22 50-50 50-50-22-50-50 22-50 50-50zM3556 1069zM3657 1170zM3860 1069c28 0 50 22 50 50s-22 50-50 50-50-22-50-50 22-50 50-50zM3810 1069zM3911 1170zM4111 1069c28 0 50 22 50 50s-22 50-50 50-50-22-50-50 22-50 50-50zM4061 1069zM4162 1170zM4368 1069c28 0 50 22 50 50s-22 50-50 50-50-22-50-50 22-50 50-50zM4318 1069zM4419 1170zM4622 1069c28 0 50 22 50 50s-22 50-50 50-50-22-50-50 22-50 50-50zM4572 1069zM4673 1170zM1828 1069c28 0 50 22 50 50s-22 50-50 50-50-22-50-50 22-50 50-50zM1778 1069zM1879 1170zM1574 1069c28 0 50 22 50 50s-22 50-50 50-50-22-50-50 22-50 50-50zM1524 1069zM1625 1170zM1320 1069c28 0 50 22 50 50s-22 50-50 50-50-22-50-50 22-50 50-50zM1270 1069zM1371 1170zM1066 1069c28 0 50 22 50 50s-22 50-50 50-50-22-50-50 22-50 50-50zM1016 1069zM1117 1170zM812 1069c28 0 50 22 50 50s-22 50-50 50-50-22-50-50 22-50 50-50zM762 1069zM863 1170zM558 1069c28 0 50 22 50 50s-22 50-50 50-50-22-50-50 22-50 50-50zM508 1069zM609 1170zM304 1069c28 0 50 22 50 50s-22 50-50 50-50-22-50-50 22-50 50-50zM254 1069zM355 1170zM50 1069c28 0 50 22 50 50s-22 50-50 50-50-22-50-50 22-50 50-50zM0 1069zM101 1170zM4876 1069c28 0 50 22 50 50s-22 50-50 50-50-22-50-50 22-50 50-50zM4826 1069zM4927 1170zM5130 1069c28 0 50 22 50 50s-22 50-50 50-50-22-50-50 22-50 50-50zM5080 1069zM5181 1170zM5384 1069c28 0 50 22 50 50s-22 50-50 50-50-22-50-50 22-50 50-50zM5334 1069zM5435 1170zM5638 1069c28 0 50 22 50 50s-22 50-50 50-50-22-50-50 22-50 50-50zM5588 1069zM5689 1170zM5892 1069c28 0 50 22 50 50s-22 50-50 50-50-22-50-50 22-50 50-50zM5842 1069zM5943 1170zM6146 1069c28 0 50 22 50 50s-22 50-50 50-50-22-50-50 22-50 50-50zM6096 1069zM6197 1170zM6400 1069c28 0 50 22 50 50s-22 50-50 50-50-22-50-50 22-50 50-50zM6350 1069zM6451 1170zM6654 1069c28 0 50 22 50 50s-22 50-50 50-50-22-50-50 22-50 50-50zM6604 1069zM6705 1170zM6908 1069c28 0 50 22 50 50s-22 50-50 50-50-22-50-50 22-50 50-50zM6858 1069zM6959 1170zM7162 1069c28 0 50 22 50 50s-22 50-50 50-50-22-50-50 22-50 50-50zM7112 1069zM7213 1170zM7416 1069c28 0 50 22 50 50s-22 50-50 50-50-22-50-50 22-50 50-50zM7366 1069zM7467 1170zM7670 1069c28 0 50 22 50 50s-22 50-50 50-50-22-50-50 22-50 50-50zM7620 1069zM7721 1170zM7924 1069c28 0 50 22 50 50s-22 50-50 50-50-22-50-50 22-50 50-50zM7874 1069zM7975 1170zM8178 1069c28 0 50 22 50 50s-22 50-50 50-50-22-50-50 22-50 50-50zM8128 1069zM8229 1170zM8432 1069c28 0 50 22 50 50s-22 50-50 50-50-22-50-50 22-50 50-50zM8382 1069zM8483 1170zM0 1470v-200h8500v200zM2844 1323c28 0 50 22 50 50s-22 50-50 50-50-22-50-50 22-50 50-50zM2794 1323zM2895 1424zM3098 1323c28 0 50 22 50 50s-22 50-50 50-50-22-50-50 22-50 50-50zM3048 1323zM3149 1424zM3352 1323c28 0 50 22 50 50s-22 50-50 50-50-22-50-50 22-50 50-50zM3302 1323zM3403 1424zM2590 1323c28 0 50 22 50 50s-22 50-50 50-50-22-50-50 22-50 50-50zM2540 1323zM2641 1424zM2336 1323c28 0 50 22 50 50s-22 50-50 50-50-22-50-50 22-50 50-50zM2286 1323zM2387 1424zM2082 1323c28 0 50 22 50 50s-22 50-50 50-50-22-50-50 22-50 50-50zM2032 1323zM2133 1424zM3606 1323c28 0 50 22 50 50s-22 50-50 50-50-22-50-50 22-50 50-50zM3556 1323zM3657 1424zM3860 1323c28 0 50 22 50 50s-22 50-50 50-50-22-50-50 22-50 50-50zM3810 1323zM3911 1424zM4111 1323c28 0 50 22 50 50s-22 50-50 50-50-22-50-50 22-50 50-50zM4061 1323zM4162 1424zM4368 1323c28 0 50 22 50 50s-22 50-50 50-50-22-50-50 22-50 50-50zM4318 1323zM4419 1424zM4622 1323c28 0 50 22 50 50s-22 50-50 50-50-22-50-50 22-50 50-50zM4572 1323zM4673 1424zM1828 1323c28 0 50 22 50 50s-22 50-50 50-50-22-50-50 22-50 50-50zM1778 1323zM1879 1424zM1574 1323c28 0 50 22 50 50s-22 50-50 50-50-22-50-50 22-50 50-50zM1524 1323zM1625 1424zM1320 1323c28 0 50 22 50 50s-22 50-50 50-50-22-50-50 22-50 50-50zM1270 1323zM1371 1424zM1066 1323c28 0 50 22 50 50s-22 50-50 50-50-22-50-50 22-50 50-50zM1016 1323zM1117 1424zM812 1323c28 0 50 22 50 50s-22 50-50 50-50-22-50-50 22-50 50-50zM762 1323zM863 1424zM558 1323c28 0 50 22 50 50s-22 50-50 50-50-22-50-50 22-50 50-50zM508 1323zM609 1424zM304 1323c28 0 50 22 50 50s-22 50-50 50-50-22-50-50 22-50 50-50zM254 1323zM355 1424zM50 1323c28 0 50 22 50 50s-22 50-50 50-50-22-50-50 22-50 50-50zM0 1323zM101 1424zM4876 1323c28 0 50 22 50 50s-22 50-50 50-50-22-50-50 22-50 50-50zM4826 1323zM4927 1424zM5130 1323c28 0 50 22 50 50s-22 50-50 50-50-22-50-50 22-50 50-50zM5080 1323zM5181 1424zM5384 1323c28 0 50 22 50 50s-22 50-50 50-50-22-50-50 22-50 50-50zM5334 1323zM5435 1424zM5638 1323c28 0 50 22 50 50s-22 50-50 50-50-22-50-50 22-50 50-50zM5588 1323zM5689 1424zM5892 1323c28 0 50 22 50 50s-22 50-50 50-50-22-50-50 22-50 50-50zM5842 1323zM5943 1424zM6146 1323c28 0 50 22 50 50s-22 50-50 50-50-22-50-50 22-50 50-50zM6096 1323zM6197 1424zM6400 1323c28 0 50 22 50 50s-22 50-50 50-50-22-50-50 22-50 50-50zM6350 1323zM6451 1424zM6654 1323c28 0 50 22 50 50s-22 50-50 50-50-22-50-50 22-50 50-50zM6604 1323zM6705 1424zM6908 1323c28 0 50 22 50 50s-22 50-50 50-50-22-50-50 22-50 50-50zM6858 1323zM6959 1424zM7162 1323c28 0 50 22 50 50s-22 50-50 50-50-22-50-50 22-50 50-50zM7112 1323zM7213 1424zM7416 1323c28 0 50 22 50 50s-22 50-50 50-50-22-50-50 22-50 50-50zM7366 1323zM7467 1424zM7670 1323c28 0 50 22 50 50s-22 50-50 50-50-22-50-50 22-50 50-50zM7620 1323zM7721 1424zM7924 1323c28 0 50 22 50 50s-22 50-50 50-50-22-50-50 22-50 50-50zM7874 1323zM7975 1424zM8178 1323c28 0 50 22 50 50s-22 50-50 50-50-22-50-50 22-50 50-50zM8128 1323zM8229 1424zM8432 1323c28 0 50 22 50 50s-22 50-50 50-50-22-50-50 22-50 50-50zM8382 1323zM8483 1424zM0 1724v-200h8500v200zM2844 1577c28 0 50 22 50 50s-22 50-50 50-50-22-50-50 22-50 50-50zM2794 1577zM2895 1678zM3098 1577c28 0 50 22 50 50s-22 50-50 50-50-22-50-50 22-50 50-50zM3048 1577zM3149 1678zM3352 1577c28 0 50 22 50 50s-22 50-50 50-50-22-50-50 22-50 50-50zM3302 1577zM3403 1678zM2590 1577c28 0 50 22 50 50s-22 50-50 50-50-22-50-50 22-50 50-50zM2540 1577zM2641 1678zM2336 1577c28 0 50 22 50 50s-22 50-50 50-50-22-50-50 22-50 50-50zM2286 1577zM2387 1678zM2082 1577c28 0 50 22 50 50s-22 50-50 50-50-22-50-50 22-50 50-50zM2032 1577zM2133 1678zM3606 1577c28 0 50 22 50 50s-22 50-50 50-50-22-50-50 22-50 50-50zM3556 1577zM3657 1678zM3860 1577c28 0 50 22 50 50s-22 50-50 50-50-22-50-50 22-50 50-50zM3810 1577zM3911 1678zM4111 1577c28 0 50 22 50 50s-22 50-50 50-50-22-50-50 22-50 50-50zM4061 1577zM4162 1678zM4368 1577c28 0 50 22 50 50s-22 50-50 50-50-22-50-50 22-50 50-50zM4318 1577zM4419 1678zM4622 1577c28 0 50 22 50 50s-22 50-50 50-50-22-50-50 22-50 50-50zM4572 1577zM4673 1678zM1828 1577c28 0 50 22 50 50s-22 50-50 50-50-22-50-50 22-50 50-50zM1778 1577zM1879 1678zM1574 1577c28 0 50 22 50 50s-22 50-50 50-50-22-50-50 22-50 50-50zM1524 1577zM1625 1678zM1320 1577c28 0 50 22 50 50s-22 50-50 50-50-22-50-50 22-50 50-50zM1270 1577zM1371 1678zM1066 1577c28 0 50 22 50 50s-22 50-50 50-50-22-50-50 22-50 50-50zM1016 1577zM1117 1678zM812 1577c28 0 50 22 50 50s-22 50-50 50-50-22-50-50 22-50 50-50zM762 1577zM863 1678zM558 1577c28 0 50 22 50 50s-22 50-50 50-50-22-50-50 22-50 50-50zM508 1577zM609 1678zM304 1577c28 0 50 22 50 50s-22 50-50 50-50-22-50-50 22-50 50-50zM254 1577zM355 1678zM50 1577c28 0 50 22 50 50s-22 50-50 50-50-22-50-50 22-50 50-50zM0 1577zM101 1678zM4876 1577c28 0 50 22 50 50s-22 50-50 50-50-22-50-50 22-50 50-50zM4826 1577zM4927 1678zM5130 1577c28 0 50 22 50 50s-22 50-50 50-50-22-50-50 22-50 50-50zM5080 1577zM5181 1678zM5384 1577c28 0 50 22 50 50s-22 50-50 50-50-22-50-50 22-50 50-50zM5334 1577zM5435 1678zM5638 1577c28 0 50 22 50 50s-22 50-50 50-50-22-50-50 22-50 50-50zM5588 1577zM5689 1678zM5892 1577c28 0 50 22 50 50s-22 50-50 50-50-22-50-50 22-50 50-50zM5842 1577zM5943 1678zM6146 1577c28 0 50 22 50 50s-22 50-50 50-50-22-50-50 22-50 50-50zM6096 1577zM6197 1678zM6400 1577c28 0 50 22 50 50s-22 50-50 50-50-22-50-50 22-50 50-50zM6350 1577zM6451 1678zM6654 1577c28 0 50 22 50 50s-22 50-50 50-50-22-50-50 22-50 50-50zM6604 1577zM6705 1678zM6908 1577c28 0 50 22 50 50s-22 50-50 50-50-22-50-50 22-50 50-50zM6858 1577zM6959 1678zM7162 1577c28 0 50 22 50 50s-22 50-50 50-50-22-50-50 22-50 50-50zM7112 1577zM7213 1678zM7416 1577c28 0 50 22 50 50s-22 50-50 50-50-22-50-50 22-50 50-50zM7366 1577zM7467 1678zM7670 1577c28 0 50 22 50 50s-22 50-50 50-50-22-50-50 22-50 50-50zM7620 1577zM7721 1678zM7924 1577c28 0 50 22 50 50s-22 50-50 50-50-22-50-50 22-50 50-50zM7874 1577zM7975 1678zM8178 1577c28 0 50 22 50 50s-22 50-50 50-50-22-50-50 22-50 50-50zM8128 1577zM8229 1678zM8432 1577c28 0 50 22 50 50s-22 50-50 50-50-22-50-50 22-50 50-50zM8382 1577zM8483 1678zM0 1978v-200h8500v200zM2844 1831c28 0 50 22 50 50s-22 50-50 50-50-22-50-50 22-50 50-50zM2794 1831zM2895 1932zM3098 1831c28 0 50 22 50 50s-22 50-50 50-50-22-50-50 22-50 50-50zM3048 1831zM3149 1932zM3352 1831c28 0 50 22 50 50s-22 50-50 50-50-22-50-50 22-50 50-50zM3302 1831zM3403 1932zM2590 1831c28 0 50 22 50 50s-22 50-50 50-50-22-50-50 22-50 50-50zM2540 1831zM2641 1932zM2336 1831c28 0 50 22 50 50s-22 50-50 50-50-22-50-50 22-50 50-50zM2286 1831zM2387 1932zM2082 1831c28 0 50 22 50 50s-22 50-50 50-50-22-50-50 22-50 50-50zM2032 1831zM2133 1932zM3606 1831c28 0 50 22 50 50s-22 50-50 50-50-22-50-50 22-50 50-50zM3556 1831zM3657 1932zM3860 1831c28 0 50 22 50 50s-22 50-50 50-50-22-50-50 22-50 50-50zM3810 1831zM3911 1932zM4111 1831c28 0 50 22 50 50s-22 50-50 50-50-22-50-50 22-50 50-50zM4061 1831zM4162 1932zM4368 1831c28 0 50 22 50 50s-22 50-50 50-50-22-50-50 22-50 50-50zM4318 1831zM4419 1932zM4622 1831c28 0 50 22 50 50s-22 50-50 50-50-22-50-50 22-50 50-50zM4572 1831zM4673 1932zM1828 1831c28 0 50 22 50 50s-22 50-50 50-50-22-50-50 22-50 50-50zM1778 1831zM1879 1932zM1574 1831c28 0 50 22 50 50s-22 50-50 50-50-22-50-50 22-50 50-50zM1524 1831zM1625 1932zM1320 1831c28 0 50 22 50 50s-22 50-50 50-50-22-50-50 22-50 50-50zM1270 1831zM1371 1932zM1066 1831c28 0 50 22 50 50s-22 50-50 50-50-22-50-50 22-50 50-50zM1016 1831zM1117 1932zM812 1831c28 0 50 22 50 50s-22 50-50 50-50-22-50-50 22-50 50-50zM762 1831zM863 1932zM558 1831c28 0 50 22 50 50s-22 50-50 50-50-22-50-50 22-50 50-50zM508 1831zM609 1932zM304 1831c28 0 50 22 50 50s-22 50-50 50-50-22-50-50 22-50 50-50zM254 1831zM355 1932zM50 1831c28 0 50 22 50 50s-22 50-50 50-50-22-50-50 22-50 50-50zM0 1831zM101 1932zM4876 1831c28 0 50 22 50 50s-22 50-50 50-50-22-50-50 22-50 50-50zM4826 1831zM4927 1932zM5130 1831c28 0 50 22 50 50s-22 50-50 50-50-22-50-50 22-50 50-50zM5080 1831zM5181 1932zM5384 1831c28 0 50 22 50 50s-22 50-50 50-50-22-50-50 22-50 50-50zM5334 1831zM5435 1932zM5638 1831c28 0 50 22 50 50s-22 50-50 50-50-22-50-50 22-50 50-50zM5588 1831zM5689 1932zM5892 1831c28 0 50 22 50 50s-22 50-50 50-50-22-50-50 22-50 50-50zM5842 1831zM5943 1932zM6146 1831c28 0 50 22 50 50s-22 50-50 50-50-22-50-50 22-50 50-50zM6096 1831zM6197 1932zM6400 1831c28 0 50 22 50 50s-22 50-50 50-50-22-50-50 22-50 50-50zM6350 1831zM6451 1932zM6654 1831c28 0 50 22 50 50s-22 50-50 50-50-22-50-50 22-50 50-50zM6604 1831zM6705 1932zM6908 1831c28 0 50 22 50 50s-22 50-50 50-50-22-50-50 22-50 50-50zM6858 1831zM6959 1932zM7162 1831c28 0 50 22 50 50s-22 50-50 50-50-22-50-50 22-50 50-50zM7112 1831zM7213 1932zM7416 1831c28 0 50 22 50 50s-22 50-50 50-50-22-50-50 22-50 50-50zM7366 1831zM7467 1932zM7670 1831c28 0 50 22 50 50s-22 50-50 50-50-22-50-50 22-50 50-50zM7620 1831zM7721 1932zM7924 1831c28 0 50 22 50 50s-22 50-50 50-50-22-50-50 22-50 50-50zM7874 1831zM7975 1932zM8178 1831c28 0 50 22 50 50s-22 50-50 50-50-22-50-50 22-50 50-50zM8128 1831zM8229 1932zM8432 1831c28 0 50 22 50 50s-22 50-50 50-50-22-50-50 22-50 50-50zM8382 1831zM8483 1932zM0 2232v-200h8500v200zM2844 2085c28 0 50 22 50 50s-22 50-50 50-50-22-50-50 22-50 50-50zM2794 2085zM2895 2186zM3098 2085c28 0 50 22 50 50s-22 50-50 50-50-22-50-50 22-50 50-50zM3048 2085zM3149 2186zM3352 2085c28 0 50 22 50 50s-22 50-50 50-50-22-50-50 22-50 50-50zM3302 2085zM3403 2186zM2590 2085c28 0 50 22 50 50s-22 50-50 50-50-22-50-50 22-50 50-50zM2540 2085zM2641 2186zM2336 2085c28 0 50 22 50 50s-22 50-50 50-50-22-50-50 22-50 50-50zM2286 2085zM2387 2186zM2082 2085c28 0 50 22 50 50s-22 50-50 50-50-22-50-50 22-50 50-50zM2032 2085zM2133 2186zM3606 2085c28 0 50 22 50 50s-22 50-50 50-50-22-50-50 22-50 50-50zM3556 2085zM3657 2186zM3860 2085c28 0 50 22 50 50s-22 50-50 50-50-22-50-50 22-50 50-50zM3810 2085zM3911 2186zM4111 2085c28 0 50 22 50 50s-22 50-50 50-50-22-50-50 22-50 50-50zM4061 2085zM4162 2186zM4368 2085c28 0 50 22 50 50s-22 50-50 50-50-22-50-50 22-50 50-50zM4318 2085zM4419 2186zM4622 2085c28 0 50 22 50 50s-22 50-50 50-50-22-50-50 22-50 50-50zM4572 2085zM4673 2186zM1828 2085c28 0 50 22 50 50s-22 50-50 50-50-22-50-50 22-50 50-50zM1778 2085zM1879 2186zM1574 2085c28 0 50 22 50 50s-22 50-50 50-50-22-50-50 22-50 50-50zM1524 2085zM1625 2186zM1320 2085c28 0 50 22 50 50s-22 50-50 50-50-22-50-50 22-50 50-50zM1270 2085zM1371 2186zM1066 2085c28 0 50 22 50 50s-22 50-50 50-50-22-50-50 22-50 50-50zM1016 2085zM1117 2186zM812 2085c28 0 50 22 50 50s-22 50-50 50-50-22-50-50 22-50 50-50zM762 2085zM863 2186zM558 2085c28 0 50 22 50 50s-22 50-50 50-50-22-50-50 22-50 50-50zM508 2085zM609 2186zM304 2085c28 0 50 22 50 50s-22 50-50 50-50-22-50-50 22-50 50-50zM254 2085zM355 2186zM50 2085c28 0 50 22 50 50s-22 50-50 50-50-22-50-50 22-50 50-50zM0 2085zM101 2186zM4876 2085c28 0 50 22 50 50s-22 50-50 50-50-22-50-50 22-50 50-50zM4826 2085zM4927 2186zM5130 2085c28 0 50 22 50 50s-22 50-50 50-50-22-50-50 22-50 50-50zM5080 2085zM5181 2186zM5384 2085c28 0 50 22 50 50s-22 50-50 50-50-22-50-50 22-50 50-50zM5334 2085zM5435 2186zM5638 2085c28 0 50 22 50 50s-22 50-50 50-50-22-50-50 22-50 50-50zM5588 2085zM5689 2186zM5892 2085c28 0 50 22 50 50s-22 50-50 50-50-22-50-50 22-50 50-50zM5842 2085zM5943 2186zM6146 2085c28 0 50 22 50 50s-22 50-50 50-50-22-50-50 22-50 50-50zM6096 2085zM6197 2186zM6400 2085c28 0 50 22 50 50s-22 50-50 50-50-22-50-50 22-50 50-50zM6350 2085zM6451 2186zM6654 2085c28 0 50 22 50 50s-22 50-50 50-50-22-50-50 22-50 50-50zM6604 2085zM6705 2186zM6908 2085c28 0 50 22 50 50s-22 50-50 50-50-22-50-50 22-50 50-50zM6858 2085zM6959 2186zM7162 2085c28 0 50 22 50 50s-22 50-50 50-50-22-50-50 22-50 50-50zM7112 2085zM7213 2186zM7416 2085c28 0 50 22 50 50s-22 50-50 50-50-22-50-50 22-50 50-50zM7366 2085zM7467 2186zM7670 2085c28 0 50 22 50 50s-22 50-50 50-50-22-50-50 22-50 50-50zM7620 2085zM7721 2186zM7924 2085c28 0 50 22 50 50s-22 50-50 50-50-22-50-50 22-50 50-50zM7874 2085zM7975 2186zM8178 2085c28 0 50 22 50 50s-22 50-50 50-50-22-50-50 22-50 50-50zM8128 2085zM8229 2186zM8432 2085c28 0 50 22 50 50s-22 50-50 50-50-22-50-50 22-50 50-50zM8382 2085zM8483 2186zM0 2486v-200h8500v200zM2844 2339c28 0 50 22 50 50s-22 50-50 50-50-22-50-50 22-50 50-50zM2794 2339zM2895 2440zM3098 2339c28 0 50 22 50 50s-22 50-50 50-50-22-50-50 22-50 50-50zM3048 2339zM3149 2440zM3352 2339c28 0 50 22 50 50s-22 50-50 50-50-22-50-50 22-50 50-50zM3302 2339zM3403 2440zM2590 2339c28 0 50 22 50 50s-22 50-50 50-50-22-50-50 22-50 50-50zM2540 2339zM2641 2440zM2336 2339c28 0 50 22 50 50s-22 50-50 50-50-22-50-50 22-50 50-50zM2286 2339zM2387 2440zM2082 2339c28 0 50 22 50 50s-22 50-50 50-50-22-50-50 22-50 50-50zM2032 2339zM2133 2440zM3606 2339c28 0 50 22 50 50s-22 50-50 50-50-22-50-50 22-50 50-50zM3556 2339zM3657 2440zM3860 2339c28 0 50 22 50 50s-22 50-50 50-50-22-50-50 22-50 50-50zM3810 2339zM3911 2440zM4111 2339c28 0 50 22 50 50s-22 50-50 50-50-22-50-50 22-50 50-50zM4061 2339zM4162 2440zM4368 2339c28 0 50 22 50 50s-22 50-50 50-50-22-50-50 22-50 50-50zM4318 2339zM4419 2440zM4622 2339c28 0 50 22 50 50s-22 50-50 50-50-22-50-50 22-50 50-50zM4572 2339zM4673 2440zM1828 2339c28 0 50 22 50 50s-22 50-50 50-50-22-50-50 22-50 50-50zM1778 2339zM1879 2440zM1574 2339c28 0 50 22 50 50s-22 50-50 50-50-22-50-50 22-50 50-50zM1524 2339zM1625 2440zM1320 2339c28 0 50 22 50 50s-22 50-50 50-50-22-50-50 22-50 50-50zM1270 2339zM1371 2440zM1066 2339c28 0 50 22 50 50s-22 50-50 50-50-22-50-50 22-50 50-50zM1016 2339zM1117 2440zM812 2339c28 0 50 22 50 50s-22 50-50 50-50-22-50-50 22-50 50-50zM762 2339zM863 2440zM558 2339c28 0 50 22 50 50s-22 50-50 50-50-22-50-50 22-50 50-50zM508 2339zM609 2440zM304 2339c28 0 50 22 50 50s-22 50-50 50-50-22-50-50 22-50 50-50zM254 2339zM355 2440zM50 2339c28 0 50 22 50 50s-22 50-50 50-50-22-50-50 22-50 50-50zM0 2339zM101 2440zM4876 2339c28 0 50 22 50 50s-22 50-50 50-50-22-50-50 22-50 50-50zM4826 2339zM4927 2440zM5130 2339c28 0 50 22 50 50s-22 50-50 50-50-22-50-50 22-50 50-50zM5080 2339zM5181 2440zM5384 2339c28 0 50 22 50 50s-22 50-50 50-50-22-50-50 22-50 50-50zM5334 2339zM5435 2440zM5638 2339c28 0 50 22 50 50s-22 50-50 50-50-22-50-50 22-50 50-50zM5588 2339zM5689 2440zM5892 2339c28 0 50 22 50 50s-22 50-50 50-50-22-50-50 22-50 50-50zM5842 2339zM5943 2440zM6146 2339c28 0 50 22 50 50s-22 50-50 50-50-22-50-50 22-50 50-50zM6096 2339zM6197 2440zM6400 2339c28 0 50 22 50 50s-22 50-50 50-50-22-50-50 22-50 50-50zM6350 2339zM6451 2440zM6654 2339c28 0 50 22 50 50s-22 50-50 50-50-22-50-50 22-50 50-50zM6604 2339zM6705 2440zM6908 2339c28 0 50 22 50 50s-22 50-50 50-50-22-50-50 22-50 50-50zM6858 2339zM6959 2440zM7162 2339c28 0 50 22 50 50s-22 50-50 50-50-22-50-50 22-50 50-50zM7112 2339zM7213 2440zM7416 2339c28 0 50 22 50 50s-22 50-50 50-50-22-50-50 22-50 50-50zM7366 2339zM7467 2440zM7670 2339c28 0 50 22 50 50s-22 50-50 50-50-22-50-50 22-50 50-50zM7620 2339zM7721 2440zM7924 2339c28 0 50 22 50 50s-22 50-50 50-50-22-50-50 22-50 50-50zM7874 2339zM7975 2440zM8178 2339c28 0 50 22 50 50s-22 50-50 50-50-22-50-50 22-50 50-50zM8128 2339zM8229 2440zM8432 2339c28 0 50 22 50 50s-22 50-50 50-50-22-50-50 22-50 50-50zM8382 2339zM8483 2440zM0 2740v-200h8500v200zM2844 2593c28 0 50 22 50 50s-22 50-50 50-50-22-50-50 22-50 50-50zM2794 2593zM2895 2694zM3098 2593c28 0 50 22 50 50s-22 50-50 50-50-22-50-50 22-50 50-50zM3048 2593zM3149 2694zM3352 2593c28 0 50 22 50 50s-22 50-50 50-50-22-50-50 22-50 50-50zM3302 2593zM3403 2694zM2590 2593c28 0 50 22 50 50s-22 50-50 50-50-22-50-50 22-50 50-50zM2540 2593zM2641 2694zM2336 2593c28 0 50 22 50 50s-22 50-50 50-50-22-50-50 22-50 50-50zM2286 2593zM2387 2694zM2082 2593c28 0 50 22 50 50s-22 50-50 50-50-22-50-50 22-50 50-50zM2032 2593zM2133 2694zM3606 2593c28 0 50 22 50 50s-22 50-50 50-50-22-50-50 22-50 50-50zM3556 2593zM3657 2694zM3860 2593c28 0 50 22 50 50s-22 50-50 50-50-22-50-50 22-50 50-50zM3810 2593zM3911 2694zM4111 2593c28 0 50 22 50 50s-22 50-50 50-50-22-50-50 22-50 50-50zM4061 2593zM4162 2694zM4368 2593c28 0 50 22 50 50s-22 50-50 50-50-22-50-50 22-50 50-50zM4318 2593zM4419 2694zM4622 2593c28 0 50 22 50 50s-22 50-50 50-50-22-50-50 22-50 50-50zM4572 2593zM4673 2694zM1828 2593c28 0 50 22 50 50s-22 50-50 50-50-22-50-50 22-50 50-50zM1778 2593zM1879 2694zM1574 2593c28 0 50 22 50 50s-22 50-50 50-50-22-50-50 22-50 50-50zM1524 2593zM1625 2694zM1320 2593c28 0 50 22 50 50s-22 50-50 50-50-22-50-50 22-50 50-50zM1270 2593zM1371 2694zM1066 2593c28 0 50 22 50 50s-22 50-50 50-50-22-50-50 22-50 50-50zM1016 2593zM1117 2694zM812 2593c28 0 50 22 50 50s-22 50-50 50-50-22-50-50 22-50 50-50zM762 2593zM863 2694zM558 2593c28 0 50 22 50 50s-22 50-50 50-50-22-50-50 22-50 50-50zM508 2593zM609 2694zM304 2593c28 0 50 22 50 50s-22 50-50 50-50-22-50-50 22-50 50-50zM254 2593zM355 2694zM50 2593c28 0 50 22 50 50s-22 50-50 50-50-22-50-50 22-50 50-50zM0 2593zM101 2694zM4876 2593c28 0 50 22 50 50s-22 50-50 50-50-22-50-50 22-50 50-50zM4826 2593zM4927 2694zM5130 2593c28 0 50 22 50 50s-22 50-50 50-50-22-50-50 22-50 50-50zM5080 2593zM5181 2694zM5384 2593c28 0 50 22 50 50s-22 50-50 50-50-22-50-50 22-50 50-50zM5334 2593zM5435 2694zM5638 2593c28 0 50 22 50 50s-22 50-50 50-50-22-50-50 22-50 50-50zM5588 2593zM5689 2694zM5892 2593c28 0 50 22 50 50s-22 50-50 50-50-22-50-50 22-50 50-50zM5842 2593zM5943 2694zM6146 2593c28 0 50 22 50 50s-22 50-50 50-50-22-50-50 22-50 50-50zM6096 2593zM6197 2694zM6400 2593c28 0 50 22 50 50s-22 50-50 50-50-22-50-50 22-50 50-50zM6350 2593zM6451 2694zM6654 2593c28 0 50 22 50 50s-22 50-50 50-50-22-50-50 22-50 50-50zM6604 2593zM6705 2694zM6908 2593c28 0 50 22 50 50s-22 50-50 50-50-22-50-50 22-50 50-50zM6858 2593zM6959 2694zM7162 2593c28 0 50 22 50 50s-22 50-50 50-50-22-50-50 22-50 50-50zM7112 2593zM7213 2694zM7416 2593c28 0 50 22 50 50s-22 50-50 50-50-22-50-50 22-50 50-50zM7366 2593zM7467 2694zM7670 2593c28 0 50 22 50 50s-22 50-50 50-50-22-50-50 22-50 50-50zM7620 2593zM7721 2694zM7924 2593c28 0 50 22 50 50s-22 50-50 50-50-22-50-50 22-50 50-50zM7874 2593zM7975 2694zM8178 2593c28 0 50 22 50 50s-22 50-50 50-50-22-50-50 22-50 50-50zM8128 2593zM8229 2694zM8432 2593c28 0 50 22 50 50s-22 50-50 50-50-22-50-50 22-50 50-50zM8382 2593zM8483 2694zM0 2994v-200h8500v200zM2844 2847c28 0 50 22 50 50s-22 50-50 50-50-22-50-50 22-50 50-50zM2794 2847zM2895 2948zM3098 2847c28 0 50 22 50 50s-22 50-50 50-50-22-50-50 22-50 50-50zM3048 2847zM3149 2948zM3352 2847c28 0 50 22 50 50s-22 50-50 50-50-22-50-50 22-50 50-50zM3302 2847zM3403 2948zM2590 2847c28 0 50 22 50 50s-22 50-50 50-50-22-50-50 22-50 50-50zM2540 2847zM2641 2948zM2336 2847c28 0 50 22 50 50s-22 50-50 50-50-22-50-50 22-50 50-50zM2286 2847zM2387 2948zM2082 2847c28 0 50 22 50 50s-22 50-50 50-50-22-50-50 22-50 50-50zM2032 2847zM2133 2948zM3606 2847c28 0 50 22 50 50s-22 50-50 50-50-22-50-50 22-50 50-50zM3556 2847zM3657 2948zM3860 2847c28 0 50 22 50 50s-22 50-50 50-50-22-50-50 22-50 50-50zM3810 2847zM3911 2948zM4111 2847c28 0 50 22 50 50s-22 50-50 50-50-22-50-50 22-50 50-50zM4061 2847zM4162 2948zM4368 2847c28 0 50 22 50 50s-22 50-50 50-50-22-50-50 22-50 50-50zM4318 2847zM4419 2948zM4622 2847c28 0 50 22 50 50s-22 50-50 50-50-22-50-50 22-50 50-50zM4572 2847zM4673 2948zM1828 2847c28 0 50 22 50 50s-22 50-50 50-50-22-50-50 22-50 50-50zM1778 2847zM1879 2948zM1574 2847c28 0 50 22 50 50s-22 50-50 50-50-22-50-50 22-50 50-50zM1524 2847zM1625 2948zM1320 2847c28 0 50 22 50 50s-22 50-50 50-50-22-50-50 22-50 50-50zM1270 2847zM1371 2948zM1066 2847c28 0 50 22 50 50s-22 50-50 50-50-22-50-50 22-50 50-50zM1016 2847zM1117 2948zM812 2847c28 0 50 22 50 50s-22 50-50 50-50-22-50-50 22-50 50-50zM762 2847zM863 2948zM558 2847c28 0 50 22 50 50s-22 50-50 50-50-22-50-50 22-50 50-50zM508 2847zM609 2948zM304 2847c28 0 50 22 50 50s-22 50-50 50-50-22-50-50 22-50 50-50zM254 2847zM355 2948zM50 2847c28 0 50 22 50 50s-22 50-50 50-50-22-50-50 22-50 50-50zM0 2847zM101 2948zM4876 2847c28 0 50 22 50 50s-22 50-50 50-50-22-50-50 22-50 50-50zM4826 2847zM4927 2948zM5130 2847c28 0 50 22 50 50s-22 50-50 50-50-22-50-50 22-50 50-50zM5080 2847zM5181 2948zM5384 2847c28 0 50 22 50 50s-22 50-50 50-50-22-50-50 22-50 50-50zM5334 2847zM5435 2948zM5638 2847c28 0 50 22 50 50s-22 50-50 50-50-22-50-50 22-50 50-50zM5588 2847zM5689 2948zM5892 2847c28 0 50 22 50 50s-22 50-50 50-50-22-50-50 22-50 50-50zM5842 2847zM5943 2948zM6146 2847c28 0 50 22 50 50s-22 50-50 50-50-22-50-50 22-50 50-50zM6096 2847zM6197 2948zM6400 2847c28 0 50 22 50 50s-22 50-50 50-50-22-50-50 22-50 50-50zM6350 2847zM6451 2948zM6654 2847c28 0 50 22 50 50s-22 50-50 50-50-22-50-50 22-50 50-50zM6604 2847zM6705 2948zM6908 2847c28 0 50 22 50 50s-22 50-50 50-50-22-50-50 22-50 50-50zM6858 2847zM6959 2948zM7162 2847c28 0 50 22 50 50s-22 50-50 50-50-22-50-50 22-50 50-50zM7112 2847zM7213 2948zM7416 2847c28 0 50 22 50 50s-22 50-50 50-50-22-50-50 22-50 50-50zM7366 2847zM7467 2948zM7670 2847c28 0 50 22 50 50s-22 50-50 50-50-22-50-50 22-50 50-50zM7620 2847zM7721 2948zM7924 2847c28 0 50 22 50 50s-22 50-50 50-50-22-50-50 22-50 50-50zM7874 2847zM7975 2948zM8178 2847c28 0 50 22 50 50s-22 50-50 50-50-22-50-50 22-50 50-50zM8128 2847zM8229 2948zM8432 2847c28 0 50 22 50 50s-22 50-50 50-50-22-50-50 22-50 50-50zM8382 2847zM8483 2948zM0 3248v-200h8500v200zM2844 3101c28 0 50 22 50 50s-22 50-50 50-50-22-50-50 22-50 50-50zM2794 3101zM2895 3202zM3098 3101c28 0 50 22 50 50s-22 50-50 50-50-22-50-50 22-50 50-50zM3048 3101zM3149 3202zM3352 3101c28 0 50 22 50 50s-22 50-50 50-50-22-50-50 22-50 50-50zM3302 3101zM3403 3202zM2590 3101c28 0 50 22 50 50s-22 50-50 50-50-22-50-50 22-50 50-50zM2540 3101zM2641 3202zM2336 3101c28 0 50 22 50 50s-22 50-50 50-50-22-50-50 22-50 50-50zM2286 3101zM2387 3202zM2082 3101c28 0 50 22 50 50s-22 50-50 50-50-22-50-50 22-50 50-50zM2032 3101zM2133 3202zM3606 3101c28 0 50 22 50 50s-22 50-50 50-50-22-50-50 22-50 50-50zM3556 3101zM3657 3202zM3860 3101c28 0 50 22 50 50s-22 50-50 50-50-22-50-50 22-50 50-50zM3810 3101zM3911 3202zM4111 3101c28 0 50 22 50 50s-22 50-50 50-50-22-50-50 22-50 50-50zM4061 3101zM4162 3202zM4368 3101c28 0 50 22 50 50s-22 50-50 50-50-22-50-50 22-50 50-50zM4318 3101zM4419 3202zM4622 3101c28 0 50 22 50 50s-22 50-50 50-50-22-50-50 22-50 50-50zM4572 3101zM4673 3202zM1828 3101c28 0 50 22 50 50s-22 50-50 50-50-22-50-50 22-50 50-50zM1778 3101zM1879 3202zM1574 3101c28 0 50 22 50 50s-22 50-50 50-50-22-50-50 22-50 50-50zM1524 3101zM1625 3202zM1320 3101c28 0 50 22 50 50s-22 50-50 50-50-22-50-50 22-50 50-50zM1270 3101zM1371 3202zM1066 3101c28 0 50 22 50 50s-22 50-50 50-50-22-50-50 22-50 50-50zM1016 3101zM1117 3202zM812 3101c28 0 50 22 50 50s-22 50-50 50-50-22-50-50 22-50 50-50zM762 3101zM863 3202zM558 3101c28 0 50 22 50 50s-22 50-50 50-50-22-50-50 22-50 50-50zM508 3101zM609 3202zM304 3101c28 0 50 22 50 50s-22 50-50 50-50-22-50-50 22-50 50-50zM254 3101zM355 3202zM50 3101c28 0 50 22 50 50s-22 50-50 50-50-22-50-50 22-50 50-50zM0 3101zM101 3202zM4876 3101c28 0 50 22 50 50s-22 50-50 50-50-22-50-50 22-50 50-50zM4826 3101zM4927 3202zM5130 3101c28 0 50 22 50 50s-22 50-50 50-50-22-50-50 22-50 50-50zM5080 3101zM5181 3202zM5384 3101c28 0 50 22 50 50s-22 50-50 50-50-22-50-50 22-50 50-50zM5334 3101zM5435 3202zM5638 3101c28 0 50 22 50 50s-22 50-50 50-50-22-50-50 22-50 50-50zM5588 3101zM5689 3202zM5892 3101c28 0 50 22 50 50s-22 50-50 50-50-22-50-50 22-50 50-50zM5842 3101zM5943 3202zM6146 3101c28 0 50 22 50 50s-22 50-50 50-50-22-50-50 22-50 50-50zM6096 3101zM6197 3202zM6400 3101c28 0 50 22 50 50s-22 50-50 50-50-22-50-50 22-50 50-50zM6350 3101zM6451 3202zM6654 3101c28 0 50 22 50 50s-22 50-50 50-50-22-50-50 22-50 50-50zM6604 3101zM6705 3202zM6908 3101c28 0 50 22 50 50s-22 50-50 50-50-22-50-50 22-50 50-50zM6858 3101zM6959 3202zM7162 3101c28 0 50 22 50 50s-22 50-50 50-50-22-50-50 22-50 50-50zM7112 3101zM7213 3202zM7416 3101c28 0 50 22 50 50s-22 50-50 50-50-22-50-50 22-50 50-50zM7366 3101zM7467 3202zM7670 3101c28 0 50 22 50 50s-22 50-50 50-50-22-50-50 22-50 50-50zM7620 3101zM7721 3202zM7924 3101c28 0 50 22 50 50s-22 50-50 50-50-22-50-50 22-50 50-50zM7874 3101zM7975 3202zM8178 3101c28 0 50 22 50 50s-22 50-50 50-50-22-50-50 22-50 50-50zM8128 3101zM8229 3202zM8432 3101c28 0 50 22 50 50s-22 50-50 50-50-22-50-50 22-50 50-50zM8382 3101zM8483 3202zM0 3502v-200h8500v200zM2844 3355c28 0 50 22 50 50s-22 50-50 50-50-22-50-50 22-50 50-50zM2794 3355zM2895 3456zM3098 3355c28 0 50 22 50 50s-22 50-50 50-50-22-50-50 22-50 50-50zM3048 3355zM3149 3456zM3352 3355c28 0 50 22 50 50s-22 50-50 50-50-22-50-50 22-50 50-50zM3302 3355zM3403 3456zM2590 3355c28 0 50 22 50 50s-22 50-50 50-50-22-50-50 22-50 50-50zM2540 3355zM2641 3456zM2336 3355c28 0 50 22 50 50s-22 50-50 50-50-22-50-50 22-50 50-50zM2286 3355zM2387 3456zM2082 3355c28 0 50 22 50 50s-22 50-50 50-50-22-50-50 22-50 50-50zM2032 3355zM2133 3456zM3606 3355c28 0 50 22 50 50s-22 50-50 50-50-22-50-50 22-50 50-50zM3556 3355zM3657 3456zM3860 3355c28 0 50 22 50 50s-22 50-50 50-50-22-50-50 22-50 50-50zM3810 3355zM3911 3456zM4111 3355c28 0 50 22 50 50s-22 50-50 50-50-22-50-50 22-50 50-50zM4061 3355zM4162 3456zM4368 3355c28 0 50 22 50 50s-22 50-50 50-50-22-50-50 22-50 50-50zM4318 3355zM4419 3456zM4622 3355c28 0 50 22 50 50s-22 50-50 50-50-22-50-50 22-50 50-50zM4572 3355zM4673 3456zM1828 3355c28 0 50 22 50 50s-22 50-50 50-50-22-50-50 22-50 50-50zM1778 3355zM1879 3456zM1574 3355c28 0 50 22 50 50s-22 50-50 50-50-22-50-50 22-50 50-50zM1524 3355zM1625 3456zM1320 3355c28 0 50 22 50 50s-22 50-50 50-50-22-50-50 22-50 50-50zM1270 3355zM1371 3456zM1066 3355c28 0 50 22 50 50s-22 50-50 50-50-22-50-50 22-50 50-50zM1016 3355zM1117 3456zM812 3355c28 0 50 22 50 50s-22 50-50 50-50-22-50-50 22-50 50-50zM762 3355zM863 3456zM558 3355c28 0 50 22 50 50s-22 50-50 50-50-22-50-50 22-50 50-50zM508 3355zM609 3456zM304 3355c28 0 50 22 50 50s-22 50-50 50-50-22-50-50 22-50 50-50zM254 3355zM355 3456zM50 3355c28 0 50 22 50 50s-22 50-50 50-50-22-50-50 22-50 50-50zM0 3355zM101 3456zM4876 3355c28 0 50 22 50 50s-22 50-50 50-50-22-50-50 22-50 50-50zM4826 3355zM4927 3456zM5130 3355c28 0 50 22 50 50s-22 50-50 50-50-22-50-50 22-50 50-50zM5080 3355zM5181 3456zM5384 3355c28 0 50 22 50 50s-22 50-50 50-50-22-50-50 22-50 50-50zM5334 3355zM5435 3456zM5638 3355c28 0 50 22 50 50s-22 50-50 50-50-22-50-50 22-50 50-50zM5588 3355zM5689 3456zM5892 3355c28 0 50 22 50 50s-22 50-50 50-50-22-50-50 22-50 50-50zM5842 3355zM5943 3456zM6146 3355c28 0 50 22 50 50s-22 50-50 50-50-22-50-50 22-50 50-50zM6096 3355zM6197 3456zM6400 3355c28 0 50 22 50 50s-22 50-50 50-50-22-50-50 22-50 50-50zM6350 3355zM6451 3456zM6654 3355c28 0 50 22 50 50s-22 50-50 50-50-22-50-50 22-50 50-50zM6604 3355zM6705 3456zM6908 3355c28 0 50 22 50 50s-22 50-50 50-50-22-50-50 22-50 50-50zM6858 3355zM6959 3456zM7162 3355c28 0 50 22 50 50s-22 50-50 50-50-22-50-50 22-50 50-50zM7112 3355zM7213 3456zM7416 3355c28 0 50 22 50 50s-22 50-50 50-50-22-50-50 22-50 50-50zM7366 3355zM7467 3456zM7670 3355c28 0 50 22 50 50s-22 50-50 50-50-22-50-50 22-50 50-50zM7620 3355zM7721 3456zM7924 3355c28 0 50 22 50 50s-22 50-50 50-50-22-50-50 22-50 50-50zM7874 3355zM7975 3456zM8178 3355c28 0 50 22 50 50s-22 50-50 50-50-22-50-50 22-50 50-50zM8128 3355zM8229 3456zM8432 3355c28 0 50 22 50 50s-22 50-50 50-50-22-50-50 22-50 50-50zM8382 3355zM8483 3456zM0 3756v-200h8500v200zM2844 3609c28 0 50 22 50 50s-22 50-50 50-50-22-50-50 22-50 50-50zM2794 3609zM2895 3710zM3098 3609c28 0 50 22 50 50s-22 50-50 50-50-22-50-50 22-50 50-50zM3048 3609zM3149 3710zM3352 3609c28 0 50 22 50 50s-22 50-50 50-50-22-50-50 22-50 50-50zM3302 3609zM3403 3710zM2590 3609c28 0 50 22 50 50s-22 50-50 50-50-22-50-50 22-50 50-50zM2540 3609zM2641 3710zM2336 3609c28 0 50 22 50 50s-22 50-50 50-50-22-50-50 22-50 50-50zM2286 3609zM2387 3710zM2082 3609c28 0 50 22 50 50s-22 50-50 50-50-22-50-50 22-50 50-50zM2032 3609zM2133 3710zM3606 3609c28 0 50 22 50 50s-22 50-50 50-50-22-50-50 22-50 50-50zM3556 3609zM3657 3710zM3860 3609c28 0 50 22 50 50s-22 50-50 50-50-22-50-50 22-50 50-50zM3810 3609zM3911 3710zM4111 3609c28 0 50 22 50 50s-22 50-50 50-50-22-50-50 22-50 50-50zM4061 3609zM4162 3710zM4368 3609c28 0 50 22 50 50s-22 50-50 50-50-22-50-50 22-50 50-50zM4318 3609zM4419 3710zM4622 3609c28 0 50 22 50 50s-22 50-50 50-50-22-50-50 22-50 50-50zM4572 3609zM4673 3710zM1828 3609c28 0 50 22 50 50s-22 50-50 50-50-22-50-50 22-50 50-50zM1778 3609zM1879 3710zM1574 3609c28 0 50 22 50 50s-22 50-50 50-50-22-50-50 22-50 50-50zM1524 3609zM1625 3710zM1320 3609c28 0 50 22 50 50s-22 50-50 50-50-22-50-50 22-50 50-50zM1270 3609zM1371 3710zM1066 3609c28 0 50 22 50 50s-22 50-50 50-50-22-50-50 22-50 50-50zM1016 3609zM1117 3710zM812 3609c28 0 50 22 50 50s-22 50-50 50-50-22-50-50 22-50 50-50zM762 3609zM863 3710zM558 3609c28 0 50 22 50 50s-22 50-50 50-50-22-50-50 22-50 50-50zM508 3609zM609 3710zM304 3609c28 0 50 22 50 50s-22 50-50 50-50-22-50-50 22-50 50-50zM254 3609zM355 3710zM50 3609c28 0 50 22 50 50s-22 50-50 50-50-22-50-50 22-50 50-50zM0 3609zM101 3710zM4876 3609c28 0 50 22 50 50s-22 50-50 50-50-22-50-50 22-50 50-50zM4826 3609zM4927 3710zM5130 3609c28 0 50 22 50 50s-22 50-50 50-50-22-50-50 22-50 50-50zM5080 3609zM5181 3710zM5384 3609c28 0 50 22 50 50s-22 50-50 50-50-22-50-50 22-50 50-50zM5334 3609zM5435 3710zM5638 3609c28 0 50 22 50 50s-22 50-50 50-50-22-50-50 22-50 50-50zM5588 3609zM5689 3710zM5892 3609c28 0 50 22 50 50s-22 50-50 50-50-22-50-50 22-50 50-50zM5842 3609zM5943 3710zM6146 3609c28 0 50 22 50 50s-22 50-50 50-50-22-50-50 22-50 50-50zM6096 3609zM6197 3710zM6400 3609c28 0 50 22 50 50s-22 50-50 50-50-22-50-50 22-50 50-50zM6350 3609zM6451 3710zM6654 3609c28 0 50 22 50 50s-22 50-50 50-50-22-50-50 22-50 50-50zM6604 3609zM6705 3710zM6908 3609c28 0 50 22 50 50s-22 50-50 50-50-22-50-50 22-50 50-50zM6858 3609zM6959 3710zM7162 3609c28 0 50 22 50 50s-22 50-50 50-50-22-50-50 22-50 50-50zM7112 3609zM7213 3710zM7416 3609c28 0 50 22 50 50s-22 50-50 50-50-22-50-50 22-50 50-50zM7366 3609zM7467 3710zM7670 3609c28 0 50 22 50 50s-22 50-50 50-50-22-50-50 22-50 50-50zM7620 3609zM7721 3710zM7924 3609c28 0 50 22 50 50s-22 50-50 50-50-22-50-50 22-50 50-50zM7874 3609zM7975 3710zM8178 3609c28 0 50 22 50 50s-22 50-50 50-50-22-50-50 22-50 50-50zM8128 3609zM8229 3710zM8432 3609c28 0 50 22 50 50s-22 50-50 50-50-22-50-50 22-50 50-50zM8382 3609zM8483 3710zM0 4010v-200h8500v200zM2844 3863c28 0 50 22 50 50s-22 50-50 50-50-22-50-50 22-50 50-50zM2794 3863zM2895 3964zM3098 3863c28 0 50 22 50 50s-22 50-50 50-50-22-50-50 22-50 50-50zM3048 3863zM3149 3964zM3352 3863c28 0 50 22 50 50s-22 50-50 50-50-22-50-50 22-50 50-50zM3302 3863zM3403 3964zM2590 3863c28 0 50 22 50 50s-22 50-50 50-50-22-50-50 22-50 50-50zM2540 3863zM2641 3964zM2336 3863c28 0 50 22 50 50s-22 50-50 50-50-22-50-50 22-50 50-50zM2286 3863zM2387 3964zM2082 3863c28 0 50 22 50 50s-22 50-50 50-50-22-50-50 22-50 50-50zM2032 3863zM2133 3964zM3606 3863c28 0 50 22 50 50s-22 50-50 50-50-22-50-50 22-50 50-50zM3556 3863zM3657 3964zM3860 3863c28 0 50 22 50 50s-22 50-50 50-50-22-50-50 22-50 50-50zM3810 3863zM3911 3964zM4111 3863c28 0 50 22 50 50s-22 50-50 50-50-22-50-50 22-50 50-50zM4061 3863zM4162 3964zM4368 3863c28 0 50 22 50 50s-22 50-50 50-50-22-50-50 22-50 50-50zM4318 3863zM4419 3964zM4622 3863c28 0 50 22 50 50s-22 50-50 50-50-22-50-50 22-50 50-50zM4572 3863zM4673 3964zM1828 3863c28 0 50 22 50 50s-22 50-50 50-50-22-50-50 22-50 50-50zM1778 3863zM1879 3964zM1574 3863c28 0 50 22 50 50s-22 50-50 50-50-22-50-50 22-50 50-50zM1524 3863zM1625 3964zM1320 3863c28 0 50 22 50 50s-22 50-50 50-50-22-50-50 22-50 50-50zM1270 3863zM1371 3964zM1066 3863c28 0 50 22 50 50s-22 50-50 50-50-22-50-50 22-50 50-50zM1016 3863zM1117 3964zM812 3863c28 0 50 22 50 50s-22 50-50 50-50-22-50-50 22-50 50-50zM762 3863zM863 3964zM558 3863c28 0 50 22 50 50s-22 50-50 50-50-22-50-50 22-50 50-50zM508 3863zM609 3964zM304 3863c28 0 50 22 50 50s-22 50-50 50-50-22-50-50 22-50 50-50zM254 3863zM355 3964zM50 3863c28 0 50 22 50 50s-22 50-50 50-50-22-50-50 22-50 50-50zM0 3863zM101 3964zM4876 3863c28 0 50 22 50 50s-22 50-50 50-50-22-50-50 22-50 50-50zM4826 3863zM4927 3964zM5130 3863c28 0 50 22 50 50s-22 50-50 50-50-22-50-50 22-50 50-50zM5080 3863zM5181 3964zM5384 3863c28 0 50 22 50 50s-22 50-50 50-50-22-50-50 22-50 50-50zM5334 3863zM5435 3964zM5638 3863c28 0 50 22 50 50s-22 50-50 50-50-22-50-50 22-50 50-50zM5588 3863zM5689 3964zM5892 3863c28 0 50 22 50 50s-22 50-50 50-50-22-50-50 22-50 50-50zM5842 3863zM5943 3964zM6146 3863c28 0 50 22 50 50s-22 50-50 50-50-22-50-50 22-50 50-50zM6096 3863zM6197 3964zM6400 3863c28 0 50 22 50 50s-22 50-50 50-50-22-50-50 22-50 50-50zM6350 3863zM6451 3964zM6654 3863c28 0 50 22 50 50s-22 50-50 50-50-22-50-50 22-50 50-50zM6604 3863zM6705 3964zM6908 3863c28 0 50 22 50 50s-22 50-50 50-50-22-50-50 22-50 50-50zM6858 3863zM6959 3964zM7162 3863c28 0 50 22 50 50s-22 50-50 50-50-22-50-50 22-50 50-50zM7112 3863zM7213 3964zM7416 3863c28 0 50 22 50 50s-22 50-50 50-50-22-50-50 22-50 50-50zM7366 3863zM7467 3964zM7670 3863c28 0 50 22 50 50s-22 50-50 50-50-22-50-50 22-50 50-50zM7620 3863zM7721 3964zM7924 3863c28 0 50 22 50 50s-22 50-50 50-50-22-50-50 22-50 50-50zM7874 3863zM7975 3964zM8178 3863c28 0 50 22 50 50s-22 50-50 50-50-22-50-50 22-50 50-50zM8128 3863zM8229 3964zM8432 3863c28 0 50 22 50 50s-22 50-50 50-50-22-50-50 22-50 50-50zM8382 3863zM8483 3964zM0 4264v-200h8500v200zM2844 4117c28 0 50 22 50 50s-22 50-50 50-50-22-50-50 22-50 50-50zM2794 4117zM2895 4218zM3098 4117c28 0 50 22 50 50s-22 50-50 50-50-22-50-50 22-50 50-50zM3048 4117zM3149 4218zM3352 4117c28 0 50 22 50 50s-22 50-50 50-50-22-50-50 22-50 50-50zM3302 4117zM3403 4218zM2590 4117c28 0 50 22 50 50s-22 50-50 50-50-22-50-50 22-50 50-50zM2540 4117zM2641 4218zM2336 4117c28 0 50 22 50 50s-22 50-50 50-50-22-50-50 22-50 50-50zM2286 4117zM2387 4218zM2082 4117c28 0 50 22 50 50s-22 50-50 50-50-22-50-50 22-50 50-50zM2032 4117zM2133 4218zM3606 4117c28 0 50 22 50 50s-22 50-50 50-50-22-50-50 22-50 50-50zM3556 4117zM3657 4218zM3860 4117c28 0 50 22 50 50s-22 50-50 50-50-22-50-50 22-50 50-50zM3810 4117zM3911 4218zM4111 4117c28 0 50 22 50 50s-22 50-50 50-50-22-50-50 22-50 50-50zM4061 4117zM4162 4218zM4368 4117c28 0 50 22 50 50s-22 50-50 50-50-22-50-50 22-50 50-50zM4318 4117zM4419 4218zM4622 4117c28 0 50 22 50 50s-22 50-50 50-50-22-50-50 22-50 50-50zM4572 4117zM4673 4218zM1828 4117c28 0 50 22 50 50s-22 50-50 50-50-22-50-50 22-50 50-50zM1778 4117zM1879 4218zM1574 4117c28 0 50 22 50 50s-22 50-50 50-50-22-50-50 22-50 50-50zM1524 4117zM1625 4218zM1320 4117c28 0 50 22 50 50s-22 50-50 50-50-22-50-50 22-50 50-50zM1270 4117zM1371 4218zM1066 4117c28 0 50 22 50 50s-22 50-50 50-50-22-50-50 22-50 50-50zM1016 4117zM1117 4218zM812 4117c28 0 50 22 50 50s-22 50-50 50-50-22-50-50 22-50 50-50zM762 4117zM863 4218zM558 4117c28 0 50 22 50 50s-22 50-50 50-50-22-50-50 22-50 50-50zM508 4117zM609 4218zM304 4117c28 0 50 22 50 50s-22 50-50 50-50-22-50-50 22-50 50-50zM254 4117zM355 4218zM50 4117c28 0 50 22 50 50s-22 50-50 50-50-22-50-50 22-50 50-50zM0 4117zM101 4218zM4876 4117c28 0 50 22 50 50s-22 50-50 50-50-22-50-50 22-50 50-50zM4826 4117zM4927 4218zM5130 4117c28 0 50 22 50 50s-22 50-50 50-50-22-50-50 22-50 50-50zM5080 4117zM5181 4218zM5384 4117c28 0 50 22 50 50s-22 50-50 50-50-22-50-50 22-50 50-50zM5334 4117zM5435 4218zM5638 4117c28 0 50 22 50 50s-22 50-50 50-50-22-50-50 22-50 50-50zM5588 4117zM5689 4218zM5892 4117c28 0 50 22 50 50s-22 50-50 50-50-22-50-50 22-50 50-50zM5842 4117zM5943 4218zM6146 4117c28 0 50 22 50 50s-22 50-50 50-50-22-50-50 22-50 50-50zM6096 4117zM6197 4218zM6400 4117c28 0 50 22 50 50s-22 50-50 50-50-22-50-50 22-50 50-50zM6350 4117zM6451 4218zM6654 4117c28 0 50 22 50 50s-22 50-50 50-50-22-50-50 22-50 50-50zM6604 4117zM6705 4218zM6908 4117c28 0 50 22 50 50s-22 50-50 50-50-22-50-50 22-50 50-50zM6858 4117zM6959 4218zM7162 4117c28 0 50 22 50 50s-22 50-50 50-50-22-50-50 22-50 50-50zM7112 4117zM7213 4218zM7416 4117c28 0 50 22 50 50s-22 50-50 50-50-22-50-50 22-50 50-50zM7366 4117zM7467 4218zM7670 4117c28 0 50 22 50 50s-22 50-50 50-50-22-50-50 22-50 50-50zM7620 4117zM7721 4218zM7924 4117c28 0 50 22 50 50s-22 50-50 50-50-22-50-50 22-50 50-50zM7874 4117zM7975 4218zM8178 4117c28 0 50 22 50 50s-22 50-50 50-50-22-50-50 22-50 50-50zM8128 4117zM8229 4218zM8432 4117c28 0 50 22 50 50s-22 50-50 50-50-22-50-50 22-50 50-50zM8382 4117zM8483 4218zM0 4518v-200h8500v200zM2844 4371c28 0 50 22 50 50s-22 50-50 50-50-22-50-50 22-50 50-50zM2794 4371zM2895 4472zM3098 4371c28 0 50 22 50 50s-22 50-50 50-50-22-50-50 22-50 50-50zM3048 4371zM3149 4472zM3352 4371c28 0 50 22 50 50s-22 50-50 50-50-22-50-50 22-50 50-50zM3302 4371zM3403 4472zM2590 4371c28 0 50 22 50 50s-22 50-50 50-50-22-50-50 22-50 50-50zM2540 4371zM2641 4472zM2336 4371c28 0 50 22 50 50s-22 50-50 50-50-22-50-50 22-50 50-50zM2286 4371zM2387 4472zM2082 4371c28 0 50 22 50 50s-22 50-50 50-50-22-50-50 22-50 50-50zM2032 4371zM2133 4472zM3606 4371c28 0 50 22 50 50s-22 50-50 50-50-22-50-50 22-50 50-50zM3556 4371zM3657 4472zM3860 4371c28 0 50 22 50 50s-22 50-50 50-50-22-50-50 22-50 50-50zM3810 4371zM3911 4472zM4111 4371c28 0 50 22 50 50s-22 50-50 50-50-22-50-50 22-50 50-50zM4061 4371zM4162 4472zM4368 4371c28 0 50 22 50 50s-22 50-50 50-50-22-50-50 22-50 50-50zM4318 4371zM4419 4472zM4622 4371c28 0 50 22 50 50s-22 50-50 50-50-22-50-50 22-50 50-50zM4572 4371zM4673 4472zM1828 4371c28 0 50 22 50 50s-22 50-50 50-50-22-50-50 22-50 50-50zM1778 4371zM1879 4472zM1574 4371c28 0 50 22 50 50s-22 50-50 50-50-22-50-50 22-50 50-50zM1524 4371zM1625 4472zM1320 4371c28 0 50 22 50 50s-22 50-50 50-50-22-50-50 22-50 50-50zM1270 4371zM1371 4472zM1066 4371c28 0 50 22 50 50s-22 50-50 50-50-22-50-50 22-50 50-50zM1016 4371zM1117 4472zM812 4371c28 0 50 22 50 50s-22 50-50 50-50-22-50-50 22-50 50-50zM762 4371zM863 4472zM558 4371c28 0 50 22 50 50s-22 50-50 50-50-22-50-50 22-50 50-50zM508 4371zM609 4472zM304 4371c28 0 50 22 50 50s-22 50-50 50-50-22-50-50 22-50 50-50zM254 4371zM355 4472zM50 4371c28 0 50 22 50 50s-22 50-50 50-50-22-50-50 22-50 50-50zM0 4371zM101 4472zM4876 4371c28 0 50 22 50 50s-22 50-50 50-50-22-50-50 22-50 50-50zM4826 4371zM4927 4472zM5130 4371c28 0 50 22 50 50s-22 50-50 50-50-22-50-50 22-50 50-50zM5080 4371zM5181 4472zM5384 4371c28 0 50 22 50 50s-22 50-50 50-50-22-50-50 22-50 50-50zM5334 4371zM5435 4472zM5638 4371c28 0 50 22 50 50s-22 50-50 50-50-22-50-50 22-50 50-50zM5588 4371zM5689 4472zM5892 4371c28 0 50 22 50 50s-22 50-50 50-50-22-50-50 22-50 50-50zM5842 4371zM5943 4472zM6146 4371c28 0 50 22 50 50s-22 50-50 50-50-22-50-50 22-50 50-50zM6096 4371zM6197 4472zM6400 4371c28 0 50 22 50 50s-22 50-50 50-50-22-50-50 22-50 50-50zM6350 4371zM6451 4472zM6654 4371c28 0 50 22 50 50s-22 50-50 50-50-22-50-50 22-50 50-50zM6604 4371zM6705 4472zM6908 4371c28 0 50 22 50 50s-22 50-50 50-50-22-50-50 22-50 50-50zM6858 4371zM6959 4472zM7162 4371c28 0 50 22 50 50s-22 50-50 50-50-22-50-50 22-50 50-50zM7112 4371zM7213 4472zM7416 4371c28 0 50 22 50 50s-22 50-50 50-50-22-50-50 22-50 50-50zM7366 4371zM7467 4472zM7670 4371c28 0 50 22 50 50s-22 50-50 50-50-22-50-50 22-50 50-50zM7620 4371zM7721 4472zM7924 4371c28 0 50 22 50 50s-22 50-50 50-50-22-50-50 22-50 50-50zM7874 4371zM7975 4472zM8178 4371c28 0 50 22 50 50s-22 50-50 50-50-22-50-50 22-50 50-50zM8128 4371zM8229 4472zM8432 4371c28 0 50 22 50 50s-22 50-50 50-50-22-50-50 22-50 50-50zM8382 4371zM8483 4472zM0 4772v-200h8500v200zM2844 4625c28 0 50 22 50 50s-22 50-50 50-50-22-50-50 22-50 50-50zM2794 4625zM2895 4726zM3098 4625c28 0 50 22 50 50s-22 50-50 50-50-22-50-50 22-50 50-50zM3048 4625zM3149 4726zM3352 4625c28 0 50 22 50 50s-22 50-50 50-50-22-50-50 22-50 50-50zM3302 4625zM3403 4726zM2590 4625c28 0 50 22 50 50s-22 50-50 50-50-22-50-50 22-50 50-50zM2540 4625zM2641 4726zM2336 4625c28 0 50 22 50 50s-22 50-50 50-50-22-50-50 22-50 50-50zM2286 4625zM2387 4726zM2082 4625c28 0 50 22 50 50s-22 50-50 50-50-22-50-50 22-50 50-50zM2032 4625zM2133 4726zM3606 4625c28 0 50 22 50 50s-22 50-50 50-50-22-50-50 22-50 50-50zM3556 4625zM3657 4726zM3860 4625c28 0 50 22 50 50s-22 50-50 50-50-22-50-50 22-50 50-50zM3810 4625zM3911 4726zM4111 4625c28 0 50 22 50 50s-22 50-50 50-50-22-50-50 22-50 50-50zM4061 4625zM4162 4726zM4368 4625c28 0 50 22 50 50s-22 50-50 50-50-22-50-50 22-50 50-50zM4318 4625zM4419 4726zM4622 4625c28 0 50 22 50 50s-22 50-50 50-50-22-50-50 22-50 50-50zM4572 4625zM4673 4726zM1828 4625c28 0 50 22 50 50s-22 50-50 50-50-22-50-50 22-50 50-50zM1778 4625zM1879 4726zM1574 4625c28 0 50 22 50 50s-22 50-50 50-50-22-50-50 22-50 50-50zM1524 4625zM1625 4726zM1320 4625c28 0 50 22 50 50s-22 50-50 50-50-22-50-50 22-50 50-50zM1270 4625zM1371 4726zM1066 4625c28 0 50 22 50 50s-22 50-50 50-50-22-50-50 22-50 50-50zM1016 4625zM1117 4726zM812 4625c28 0 50 22 50 50s-22 50-50 50-50-22-50-50 22-50 50-50zM762 4625zM863 4726zM558 4625c28 0 50 22 50 50s-22 50-50 50-50-22-50-50 22-50 50-50zM508 4625zM609 4726zM304 4625c28 0 50 22 50 50s-22 50-50 50-50-22-50-50 22-50 50-50zM254 4625zM355 4726zM50 4625c28 0 50 22 50 50s-22 50-50 50-50-22-50-50 22-50 50-50zM0 4625zM101 4726zM4876 4625c28 0 50 22 50 50s-22 50-50 50-50-22-50-50 22-50 50-50zM4826 4625zM4927 4726zM5130 4625c28 0 50 22 50 50s-22 50-50 50-50-22-50-50 22-50 50-50zM5080 4625zM5181 4726zM5384 4625c28 0 50 22 50 50s-22 50-50 50-50-22-50-50 22-50 50-50zM5334 4625zM5435 4726zM5638 4625c28 0 50 22 50 50s-22 50-50 50-50-22-50-50 22-50 50-50zM5588 4625zM5689 4726zM5892 4625c28 0 50 22 50 50s-22 50-50 50-50-22-50-50 22-50 50-50zM5842 4625zM5943 4726zM6146 4625c28 0 50 22 50 50s-22 50-50 50-50-22-50-50 22-50 50-50zM6096 4625zM6197 4726zM6400 4625c28 0 50 22 50 50s-22 50-50 50-50-22-50-50 22-50 50-50zM6350 4625zM6451 4726zM6654 4625c28 0 50 22 50 50s-22 50-50 50-50-22-50-50 22-50 50-50zM6604 4625zM6705 4726zM6908 4625c28 0 50 22 50 50s-22 50-50 50-50-22-50-50 22-50 50-50zM6858 4625zM6959 4726zM7162 4625c28 0 50 22 50 50s-22 50-50 50-50-22-50-50 22-50 50-50zM7112 4625zM7213 4726zM7416 4625c28 0 50 22 50 50s-22 50-50 50-50-22-50-50 22-50 50-50zM7366 4625zM7467 4726zM7670 4625c28 0 50 22 50 50s-22 50-50 50-50-22-50-50 22-50 50-50zM7620 4625zM7721 4726zM7924 4625c28 0 50 22 50 50s-22 50-50 50-50-22-50-50 22-50 50-50zM7874 4625zM7975 4726zM8178 4625c28 0 50 22 50 50s-22 50-50 50-50-22-50-50 22-50 50-50zM8128 4625zM8229 4726zM8432 4625c28 0 50 22 50 50s-22 50-50 50-50-22-50-50 22-50 50-50zM8382 4625zM8483 4726zM0 5026v-200h8500v200zM2844 4879c28 0 50 22 50 50s-22 50-50 50-50-22-50-50 22-50 50-50zM2794 4879zM2895 4980zM3098 4879c28 0 50 22 50 50s-22 50-50 50-50-22-50-50 22-50 50-50zM3048 4879zM3149 4980zM3352 4879c28 0 50 22 50 50s-22 50-50 50-50-22-50-50 22-50 50-50zM3302 4879zM3403 4980zM2590 4879c28 0 50 22 50 50s-22 50-50 50-50-22-50-50 22-50 50-50zM2540 4879zM2641 4980zM2336 4879c28 0 50 22 50 50s-22 50-50 50-50-22-50-50 22-50 50-50zM2286 4879zM2387 4980zM2082 4879c28 0 50 22 50 50s-22 50-50 50-50-22-50-50 22-50 50-50zM2032 4879zM2133 4980zM3606 4879c28 0 50 22 50 50s-22 50-50 50-50-22-50-50 22-50 50-50zM3556 4879zM3657 4980zM3860 4879c28 0 50 22 50 50s-22 50-50 50-50-22-50-50 22-50 50-50zM3810 4879zM3911 4980zM4111 4879c28 0 50 22 50 50s-22 50-50 50-50-22-50-50 22-50 50-50zM4061 4879zM4162 4980zM4368 4879c28 0 50 22 50 50s-22 50-50 50-50-22-50-50 22-50 50-50zM4318 4879zM4419 4980zM4622 4879c28 0 50 22 50 50s-22 50-50 50-50-22-50-50 22-50 50-50zM4572 4879zM4673 4980zM1828 4879c28 0 50 22 50 50s-22 50-50 50-50-22-50-50 22-50 50-50zM1778 4879zM1879 4980zM1574 4879c28 0 50 22 50 50s-22 50-50 50-50-22-50-50 22-50 50-50zM1524 4879zM1625 4980zM1320 4879c28 0 50 22 50 50s-22 50-50 50-50-22-50-50 22-50 50-50zM1270 4879zM1371 4980zM1066 4879c28 0 50 22 50 50s-22 50-50 50-50-22-50-50 22-50 50-50zM1016 4879zM1117 4980zM812 4879c28 0 50 22 50 50s-22 50-50 50-50-22-50-50 22-50 50-50zM762 4879zM863 4980zM558 4879c28 0 50 22 50 50s-22 50-50 50-50-22-50-50 22-50 50-50zM508 4879zM609 4980zM304 4879c28 0 50 22 50 50s-22 50-50 50-50-22-50-50 22-50 50-50zM254 4879zM355 4980zM50 4879c28 0 50 22 50 50s-22 50-50 50-50-22-50-50 22-50 50-50zM0 4879zM101 4980zM4876 4879c28 0 50 22 50 50s-22 50-50 50-50-22-50-50 22-50 50-50zM4826 4879zM4927 4980zM5130 4879c28 0 50 22 50 50s-22 50-50 50-50-22-50-50 22-50 50-50zM5080 4879zM5181 4980zM5384 4879c28 0 50 22 50 50s-22 50-50 50-50-22-50-50 22-50 50-50zM5334 4879zM5435 4980zM5638 4879c28 0 50 22 50 50s-22 50-50 50-50-22-50-50 22-50 50-50zM5588 4879zM5689 4980zM5892 4879c28 0 50 22 50 50s-22 50-50 50-50-22-50-50 22-50 50-50zM5842 4879zM5943 4980zM6146 4879c28 0 50 22 50 50s-22 50-50 50-50-22-50-50 22-50 50-50zM6096 4879zM6197 4980zM6400 4879c28 0 50 22 50 50s-22 50-50 50-50-22-50-50 22-50 50-50zM6350 4879zM6451 4980zM6654 4879c28 0 50 22 50 50s-22 50-50 50-50-22-50-50 22-50 50-50zM6604 4879zM6705 4980zM6908 4879c28 0 50 22 50 50s-22 50-50 50-50-22-50-50 22-50 50-50zM6858 4879zM6959 4980zM7162 4879c28 0 50 22 50 50s-22 50-50 50-50-22-50-50 22-50 50-50zM7112 4879zM7213 4980zM7416 4879c28 0 50 22 50 50s-22 50-50 50-50-22-50-50 22-50 50-50zM7366 4879zM7467 4980zM7670 4879c28 0 50 22 50 50s-22 50-50 50-50-22-50-50 22-50 50-50zM7620 4879zM7721 4980zM7924 4879c28 0 50 22 50 50s-22 50-50 50-50-22-50-50 22-50 50-50zM7874 4879zM7975 4980zM8178 4879c28 0 50 22 50 50s-22 50-50 50-50-22-50-50 22-50 50-50zM8128 4879zM8229 4980zM8432 4879c28 0 50 22 50 50s-22 50-50 50-50-22-50-50 22-50 50-50zM8382 4879zM8483 4980z">
            <text:p/>
          </draw:path>
          <draw:custom-shape draw:style-name="gr2" draw:text-style-name="P2" draw:layer="layout" svg:width="8.599cm" svg:height="0.532cm" svg:x="0.712cm" svg:y="0.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8.599cm" svg:height="0.532cm" svg:x="0.712cm" svg:y="5.32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3" draw:text-style-name="P3" draw:layer="layout" svg:x1="1.67cm" svg:y1="5.28cm" svg:x2="1.45cm" svg:y2="5.06cm">
            <text:p/>
          </draw:line>
          <draw:line draw:style-name="gr3" draw:text-style-name="P3" draw:layer="layout" svg:x1="1.45cm" svg:y1="5.28cm" svg:x2="1.67cm" svg:y2="5.06cm">
            <text:p/>
          </draw:line>
        </draw:g>
        <draw:g>
          <draw:line draw:style-name="gr3" draw:text-style-name="P3" draw:layer="layout" svg:x1="1.67cm" svg:y1="5.026cm" svg:x2="1.45cm" svg:y2="4.806cm">
            <text:p/>
          </draw:line>
          <draw:line draw:style-name="gr3" draw:text-style-name="P3" draw:layer="layout" svg:x1="1.45cm" svg:y1="5.026cm" svg:x2="1.67cm" svg:y2="4.806cm">
            <text:p/>
          </draw:line>
        </draw:g>
        <draw:g>
          <draw:line draw:style-name="gr3" draw:text-style-name="P3" draw:layer="layout" svg:x1="1.67cm" svg:y1="4.772cm" svg:x2="1.45cm" svg:y2="4.552cm">
            <text:p/>
          </draw:line>
          <draw:line draw:style-name="gr3" draw:text-style-name="P3" draw:layer="layout" svg:x1="1.45cm" svg:y1="4.772cm" svg:x2="1.67cm" svg:y2="4.552cm">
            <text:p/>
          </draw:line>
        </draw:g>
        <draw:g>
          <draw:line draw:style-name="gr3" draw:text-style-name="P3" draw:layer="layout" svg:x1="1.67cm" svg:y1="4.518cm" svg:x2="1.45cm" svg:y2="4.298cm">
            <text:p/>
          </draw:line>
          <draw:line draw:style-name="gr3" draw:text-style-name="P3" draw:layer="layout" svg:x1="1.45cm" svg:y1="4.518cm" svg:x2="1.67cm" svg:y2="4.298cm">
            <text:p/>
          </draw:line>
        </draw:g>
        <draw:g>
          <draw:line draw:style-name="gr3" draw:text-style-name="P3" draw:layer="layout" svg:x1="1.67cm" svg:y1="4.264cm" svg:x2="1.45cm" svg:y2="4.044cm">
            <text:p/>
          </draw:line>
          <draw:line draw:style-name="gr3" draw:text-style-name="P3" draw:layer="layout" svg:x1="1.45cm" svg:y1="4.264cm" svg:x2="1.67cm" svg:y2="4.044cm">
            <text:p/>
          </draw:line>
        </draw:g>
        <draw:g>
          <draw:line draw:style-name="gr3" draw:text-style-name="P3" draw:layer="layout" svg:x1="1.67cm" svg:y1="4.01cm" svg:x2="1.45cm" svg:y2="3.79cm">
            <text:p/>
          </draw:line>
          <draw:line draw:style-name="gr3" draw:text-style-name="P3" draw:layer="layout" svg:x1="1.45cm" svg:y1="4.01cm" svg:x2="1.67cm" svg:y2="3.79cm">
            <text:p/>
          </draw:line>
        </draw:g>
        <draw:g>
          <draw:line draw:style-name="gr3" draw:text-style-name="P3" draw:layer="layout" svg:x1="1.67cm" svg:y1="2.486cm" svg:x2="1.45cm" svg:y2="2.266cm">
            <text:p/>
          </draw:line>
          <draw:line draw:style-name="gr3" draw:text-style-name="P3" draw:layer="layout" svg:x1="1.45cm" svg:y1="2.486cm" svg:x2="1.67cm" svg:y2="2.266cm">
            <text:p/>
          </draw:line>
        </draw:g>
        <draw:g>
          <draw:line draw:style-name="gr3" draw:text-style-name="P3" draw:layer="layout" svg:x1="1.67cm" svg:y1="2.232cm" svg:x2="1.45cm" svg:y2="2.012cm">
            <text:p/>
          </draw:line>
          <draw:line draw:style-name="gr3" draw:text-style-name="P3" draw:layer="layout" svg:x1="1.45cm" svg:y1="2.232cm" svg:x2="1.67cm" svg:y2="2.012cm">
            <text:p/>
          </draw:line>
        </draw:g>
        <draw:g>
          <draw:line draw:style-name="gr3" draw:text-style-name="P3" draw:layer="layout" svg:x1="1.67cm" svg:y1="1.978cm" svg:x2="1.45cm" svg:y2="1.758cm">
            <text:p/>
          </draw:line>
          <draw:line draw:style-name="gr3" draw:text-style-name="P3" draw:layer="layout" svg:x1="1.45cm" svg:y1="1.978cm" svg:x2="1.67cm" svg:y2="1.758cm">
            <text:p/>
          </draw:line>
        </draw:g>
        <draw:g>
          <draw:line draw:style-name="gr3" draw:text-style-name="P3" draw:layer="layout" svg:x1="5.226cm" svg:y1="3.756cm" svg:x2="5.006cm" svg:y2="3.536cm">
            <text:p/>
          </draw:line>
          <draw:line draw:style-name="gr3" draw:text-style-name="P3" draw:layer="layout" svg:x1="5.006cm" svg:y1="3.756cm" svg:x2="5.226cm" svg:y2="3.536cm">
            <text:p/>
          </draw:line>
        </draw:g>
        <draw:g>
          <draw:line draw:style-name="gr3" draw:text-style-name="P3" draw:layer="layout" svg:x1="5.226cm" svg:y1="3.502cm" svg:x2="5.006cm" svg:y2="3.282cm">
            <text:p/>
          </draw:line>
          <draw:line draw:style-name="gr3" draw:text-style-name="P3" draw:layer="layout" svg:x1="5.006cm" svg:y1="3.502cm" svg:x2="5.226cm" svg:y2="3.282cm">
            <text:p/>
          </draw:line>
        </draw:g>
        <draw:g>
          <draw:line draw:style-name="gr3" draw:text-style-name="P3" draw:layer="layout" svg:x1="5.226cm" svg:y1="3.248cm" svg:x2="5.006cm" svg:y2="3.028cm">
            <text:p/>
          </draw:line>
          <draw:line draw:style-name="gr3" draw:text-style-name="P3" draw:layer="layout" svg:x1="5.006cm" svg:y1="3.248cm" svg:x2="5.226cm" svg:y2="3.028cm">
            <text:p/>
          </draw:line>
        </draw:g>
        <draw:g>
          <draw:line draw:style-name="gr3" draw:text-style-name="P3" draw:layer="layout" svg:x1="5.226cm" svg:y1="2.994cm" svg:x2="5.006cm" svg:y2="2.774cm">
            <text:p/>
          </draw:line>
          <draw:line draw:style-name="gr3" draw:text-style-name="P3" draw:layer="layout" svg:x1="5.006cm" svg:y1="2.994cm" svg:x2="5.226cm" svg:y2="2.774cm">
            <text:p/>
          </draw:line>
        </draw:g>
        <draw:g>
          <draw:line draw:style-name="gr3" draw:text-style-name="P3" draw:layer="layout" svg:x1="5.226cm" svg:y1="2.74cm" svg:x2="5.006cm" svg:y2="2.52cm">
            <text:p/>
          </draw:line>
          <draw:line draw:style-name="gr3" draw:text-style-name="P3" draw:layer="layout" svg:x1="5.006cm" svg:y1="2.74cm" svg:x2="5.226cm" svg:y2="2.52cm">
            <text:p/>
          </draw:line>
        </draw:g>
        <draw:g>
          <draw:line draw:style-name="gr3" draw:text-style-name="P3" draw:layer="layout" svg:x1="3.702cm" svg:y1="4.518cm" svg:x2="3.482cm" svg:y2="4.298cm">
            <text:p/>
          </draw:line>
          <draw:line draw:style-name="gr3" draw:text-style-name="P3" draw:layer="layout" svg:x1="3.482cm" svg:y1="4.518cm" svg:x2="3.702cm" svg:y2="4.298cm">
            <text:p/>
          </draw:line>
        </draw:g>
        <draw:g>
          <draw:line draw:style-name="gr3" draw:text-style-name="P3" draw:layer="layout" svg:x1="3.702cm" svg:y1="4.264cm" svg:x2="3.482cm" svg:y2="4.044cm">
            <text:p/>
          </draw:line>
          <draw:line draw:style-name="gr3" draw:text-style-name="P3" draw:layer="layout" svg:x1="3.482cm" svg:y1="4.264cm" svg:x2="3.702cm" svg:y2="4.044cm">
            <text:p/>
          </draw:line>
        </draw:g>
        <draw:g>
          <draw:line draw:style-name="gr3" draw:text-style-name="P3" draw:layer="layout" svg:x1="3.702cm" svg:y1="4.01cm" svg:x2="3.482cm" svg:y2="3.79cm">
            <text:p/>
          </draw:line>
          <draw:line draw:style-name="gr3" draw:text-style-name="P3" draw:layer="layout" svg:x1="3.482cm" svg:y1="4.01cm" svg:x2="3.702cm" svg:y2="3.79cm">
            <text:p/>
          </draw:line>
        </draw:g>
        <draw:g>
          <draw:line draw:style-name="gr3" draw:text-style-name="P3" draw:layer="layout" svg:x1="3.702cm" svg:y1="2.232cm" svg:x2="3.482cm" svg:y2="2.012cm">
            <text:p/>
          </draw:line>
          <draw:line draw:style-name="gr3" draw:text-style-name="P3" draw:layer="layout" svg:x1="3.482cm" svg:y1="2.232cm" svg:x2="3.702cm" svg:y2="2.012cm">
            <text:p/>
          </draw:line>
        </draw:g>
        <draw:g>
          <draw:line draw:style-name="gr3" draw:text-style-name="P3" draw:layer="layout" svg:x1="5.226cm" svg:y1="4.518cm" svg:x2="5.006cm" svg:y2="4.298cm">
            <text:p/>
          </draw:line>
          <draw:line draw:style-name="gr3" draw:text-style-name="P3" draw:layer="layout" svg:x1="5.006cm" svg:y1="4.518cm" svg:x2="5.226cm" svg:y2="4.298cm">
            <text:p/>
          </draw:line>
        </draw:g>
        <draw:g>
          <draw:line draw:style-name="gr3" draw:text-style-name="P3" draw:layer="layout" svg:x1="5.226cm" svg:y1="4.264cm" svg:x2="5.006cm" svg:y2="4.044cm">
            <text:p/>
          </draw:line>
          <draw:line draw:style-name="gr3" draw:text-style-name="P3" draw:layer="layout" svg:x1="5.006cm" svg:y1="4.264cm" svg:x2="5.226cm" svg:y2="4.044cm">
            <text:p/>
          </draw:line>
        </draw:g>
        <draw:g>
          <draw:line draw:style-name="gr3" draw:text-style-name="P3" draw:layer="layout" svg:x1="5.226cm" svg:y1="4.01cm" svg:x2="5.006cm" svg:y2="3.79cm">
            <text:p/>
          </draw:line>
          <draw:line draw:style-name="gr3" draw:text-style-name="P3" draw:layer="layout" svg:x1="5.006cm" svg:y1="4.01cm" svg:x2="5.226cm" svg:y2="3.79cm">
            <text:p/>
          </draw:line>
        </draw:g>
        <draw:g>
          <draw:line draw:style-name="gr3" draw:text-style-name="P3" draw:layer="layout" svg:x1="5.226cm" svg:y1="2.486cm" svg:x2="5.006cm" svg:y2="2.266cm">
            <text:p/>
          </draw:line>
          <draw:line draw:style-name="gr3" draw:text-style-name="P3" draw:layer="layout" svg:x1="5.006cm" svg:y1="2.486cm" svg:x2="5.226cm" svg:y2="2.266cm">
            <text:p/>
          </draw:line>
        </draw:g>
        <draw:g>
          <draw:line draw:style-name="gr3" draw:text-style-name="P3" draw:layer="layout" svg:x1="5.226cm" svg:y1="2.232cm" svg:x2="5.006cm" svg:y2="2.012cm">
            <text:p/>
          </draw:line>
          <draw:line draw:style-name="gr3" draw:text-style-name="P3" draw:layer="layout" svg:x1="5.006cm" svg:y1="2.232cm" svg:x2="5.226cm" svg:y2="2.012cm">
            <text:p/>
          </draw:line>
        </draw:g>
        <draw:g>
          <draw:line draw:style-name="gr3" draw:text-style-name="P3" draw:layer="layout" svg:x1="6.496cm" svg:y1="3.756cm" svg:x2="6.276cm" svg:y2="3.536cm">
            <text:p/>
          </draw:line>
          <draw:line draw:style-name="gr3" draw:text-style-name="P3" draw:layer="layout" svg:x1="6.276cm" svg:y1="3.756cm" svg:x2="6.496cm" svg:y2="3.536cm">
            <text:p/>
          </draw:line>
        </draw:g>
        <draw:g>
          <draw:line draw:style-name="gr3" draw:text-style-name="P3" draw:layer="layout" svg:x1="6.496cm" svg:y1="3.502cm" svg:x2="6.276cm" svg:y2="3.282cm">
            <text:p/>
          </draw:line>
          <draw:line draw:style-name="gr3" draw:text-style-name="P3" draw:layer="layout" svg:x1="6.276cm" svg:y1="3.502cm" svg:x2="6.496cm" svg:y2="3.282cm">
            <text:p/>
          </draw:line>
        </draw:g>
        <draw:g>
          <draw:line draw:style-name="gr3" draw:text-style-name="P3" draw:layer="layout" svg:x1="6.496cm" svg:y1="3.248cm" svg:x2="6.276cm" svg:y2="3.028cm">
            <text:p/>
          </draw:line>
          <draw:line draw:style-name="gr3" draw:text-style-name="P3" draw:layer="layout" svg:x1="6.276cm" svg:y1="3.248cm" svg:x2="6.496cm" svg:y2="3.028cm">
            <text:p/>
          </draw:line>
        </draw:g>
        <draw:g>
          <draw:line draw:style-name="gr3" draw:text-style-name="P3" draw:layer="layout" svg:x1="6.496cm" svg:y1="2.994cm" svg:x2="6.276cm" svg:y2="2.774cm">
            <text:p/>
          </draw:line>
          <draw:line draw:style-name="gr3" draw:text-style-name="P3" draw:layer="layout" svg:x1="6.276cm" svg:y1="2.994cm" svg:x2="6.496cm" svg:y2="2.774cm">
            <text:p/>
          </draw:line>
        </draw:g>
        <draw:g>
          <draw:line draw:style-name="gr3" draw:text-style-name="P3" draw:layer="layout" svg:x1="6.496cm" svg:y1="2.74cm" svg:x2="6.276cm" svg:y2="2.52cm">
            <text:p/>
          </draw:line>
          <draw:line draw:style-name="gr3" draw:text-style-name="P3" draw:layer="layout" svg:x1="6.276cm" svg:y1="2.74cm" svg:x2="6.496cm" svg:y2="2.52cm">
            <text:p/>
          </draw:line>
        </draw:g>
        <draw:g>
          <draw:line draw:style-name="gr3" draw:text-style-name="P3" draw:layer="layout" svg:x1="6.496cm" svg:y1="4.518cm" svg:x2="6.276cm" svg:y2="4.298cm">
            <text:p/>
          </draw:line>
          <draw:line draw:style-name="gr3" draw:text-style-name="P3" draw:layer="layout" svg:x1="6.276cm" svg:y1="4.518cm" svg:x2="6.496cm" svg:y2="4.298cm">
            <text:p/>
          </draw:line>
        </draw:g>
        <draw:g>
          <draw:line draw:style-name="gr3" draw:text-style-name="P3" draw:layer="layout" svg:x1="6.496cm" svg:y1="4.264cm" svg:x2="6.276cm" svg:y2="4.044cm">
            <text:p/>
          </draw:line>
          <draw:line draw:style-name="gr3" draw:text-style-name="P3" draw:layer="layout" svg:x1="6.276cm" svg:y1="4.264cm" svg:x2="6.496cm" svg:y2="4.044cm">
            <text:p/>
          </draw:line>
        </draw:g>
        <draw:g>
          <draw:line draw:style-name="gr3" draw:text-style-name="P3" draw:layer="layout" svg:x1="6.496cm" svg:y1="4.01cm" svg:x2="6.276cm" svg:y2="3.79cm">
            <text:p/>
          </draw:line>
          <draw:line draw:style-name="gr3" draw:text-style-name="P3" draw:layer="layout" svg:x1="6.276cm" svg:y1="4.01cm" svg:x2="6.496cm" svg:y2="3.79cm">
            <text:p/>
          </draw:line>
        </draw:g>
        <draw:g>
          <draw:line draw:style-name="gr3" draw:text-style-name="P3" draw:layer="layout" svg:x1="6.496cm" svg:y1="2.486cm" svg:x2="6.276cm" svg:y2="2.266cm">
            <text:p/>
          </draw:line>
          <draw:line draw:style-name="gr3" draw:text-style-name="P3" draw:layer="layout" svg:x1="6.276cm" svg:y1="2.486cm" svg:x2="6.496cm" svg:y2="2.266cm">
            <text:p/>
          </draw:line>
        </draw:g>
        <draw:g>
          <draw:line draw:style-name="gr3" draw:text-style-name="P3" draw:layer="layout" svg:x1="6.496cm" svg:y1="2.232cm" svg:x2="6.276cm" svg:y2="2.012cm">
            <text:p/>
          </draw:line>
          <draw:line draw:style-name="gr3" draw:text-style-name="P3" draw:layer="layout" svg:x1="6.276cm" svg:y1="2.232cm" svg:x2="6.496cm" svg:y2="2.012cm">
            <text:p/>
          </draw:line>
        </draw:g>
        <draw:g>
          <draw:line draw:style-name="gr3" draw:text-style-name="P3" draw:layer="layout" svg:x1="8.02cm" svg:y1="3.756cm" svg:x2="7.8cm" svg:y2="3.536cm">
            <text:p/>
          </draw:line>
          <draw:line draw:style-name="gr3" draw:text-style-name="P3" draw:layer="layout" svg:x1="7.8cm" svg:y1="3.756cm" svg:x2="8.02cm" svg:y2="3.536cm">
            <text:p/>
          </draw:line>
        </draw:g>
        <draw:g>
          <draw:line draw:style-name="gr3" draw:text-style-name="P3" draw:layer="layout" svg:x1="8.02cm" svg:y1="3.502cm" svg:x2="7.8cm" svg:y2="3.282cm">
            <text:p/>
          </draw:line>
          <draw:line draw:style-name="gr3" draw:text-style-name="P3" draw:layer="layout" svg:x1="7.8cm" svg:y1="3.502cm" svg:x2="8.02cm" svg:y2="3.282cm">
            <text:p/>
          </draw:line>
        </draw:g>
        <draw:g>
          <draw:line draw:style-name="gr3" draw:text-style-name="P3" draw:layer="layout" svg:x1="8.02cm" svg:y1="3.248cm" svg:x2="7.8cm" svg:y2="3.028cm">
            <text:p/>
          </draw:line>
          <draw:line draw:style-name="gr3" draw:text-style-name="P3" draw:layer="layout" svg:x1="7.8cm" svg:y1="3.248cm" svg:x2="8.02cm" svg:y2="3.028cm">
            <text:p/>
          </draw:line>
        </draw:g>
        <draw:g>
          <draw:line draw:style-name="gr3" draw:text-style-name="P3" draw:layer="layout" svg:x1="8.02cm" svg:y1="2.994cm" svg:x2="7.8cm" svg:y2="2.774cm">
            <text:p/>
          </draw:line>
          <draw:line draw:style-name="gr3" draw:text-style-name="P3" draw:layer="layout" svg:x1="7.8cm" svg:y1="2.994cm" svg:x2="8.02cm" svg:y2="2.774cm">
            <text:p/>
          </draw:line>
        </draw:g>
        <draw:g>
          <draw:line draw:style-name="gr3" draw:text-style-name="P3" draw:layer="layout" svg:x1="8.02cm" svg:y1="2.74cm" svg:x2="7.8cm" svg:y2="2.52cm">
            <text:p/>
          </draw:line>
          <draw:line draw:style-name="gr3" draw:text-style-name="P3" draw:layer="layout" svg:x1="7.8cm" svg:y1="2.74cm" svg:x2="8.02cm" svg:y2="2.52cm">
            <text:p/>
          </draw:line>
        </draw:g>
        <draw:g>
          <draw:line draw:style-name="gr3" draw:text-style-name="P3" draw:layer="layout" svg:x1="8.02cm" svg:y1="4.518cm" svg:x2="7.8cm" svg:y2="4.298cm">
            <text:p/>
          </draw:line>
          <draw:line draw:style-name="gr3" draw:text-style-name="P3" draw:layer="layout" svg:x1="7.8cm" svg:y1="4.518cm" svg:x2="8.02cm" svg:y2="4.298cm">
            <text:p/>
          </draw:line>
        </draw:g>
        <draw:g>
          <draw:line draw:style-name="gr3" draw:text-style-name="P3" draw:layer="layout" svg:x1="8.02cm" svg:y1="4.264cm" svg:x2="7.8cm" svg:y2="4.044cm">
            <text:p/>
          </draw:line>
          <draw:line draw:style-name="gr3" draw:text-style-name="P3" draw:layer="layout" svg:x1="7.8cm" svg:y1="4.264cm" svg:x2="8.02cm" svg:y2="4.044cm">
            <text:p/>
          </draw:line>
        </draw:g>
        <draw:g>
          <draw:line draw:style-name="gr3" draw:text-style-name="P3" draw:layer="layout" svg:x1="8.02cm" svg:y1="4.01cm" svg:x2="7.8cm" svg:y2="3.79cm">
            <text:p/>
          </draw:line>
          <draw:line draw:style-name="gr3" draw:text-style-name="P3" draw:layer="layout" svg:x1="7.8cm" svg:y1="4.01cm" svg:x2="8.02cm" svg:y2="3.79cm">
            <text:p/>
          </draw:line>
        </draw:g>
        <draw:g>
          <draw:line draw:style-name="gr3" draw:text-style-name="P3" draw:layer="layout" svg:x1="8.02cm" svg:y1="2.486cm" svg:x2="7.8cm" svg:y2="2.266cm">
            <text:p/>
          </draw:line>
          <draw:line draw:style-name="gr3" draw:text-style-name="P3" draw:layer="layout" svg:x1="7.8cm" svg:y1="2.486cm" svg:x2="8.02cm" svg:y2="2.266cm">
            <text:p/>
          </draw:line>
        </draw:g>
        <draw:g>
          <draw:line draw:style-name="gr3" draw:text-style-name="P3" draw:layer="layout" svg:x1="8.02cm" svg:y1="2.232cm" svg:x2="7.8cm" svg:y2="2.012cm">
            <text:p/>
          </draw:line>
          <draw:line draw:style-name="gr3" draw:text-style-name="P3" draw:layer="layout" svg:x1="7.8cm" svg:y1="2.232cm" svg:x2="8.02cm" svg:y2="2.012cm">
            <text:p/>
          </draw:line>
        </draw:g>
        <draw:g>
          <draw:line draw:style-name="gr3" draw:text-style-name="P3" draw:layer="layout" svg:x1="6.476cm" svg:y1="5.28cm" svg:x2="6.256cm" svg:y2="5.06cm">
            <text:p/>
          </draw:line>
          <draw:line draw:style-name="gr3" draw:text-style-name="P3" draw:layer="layout" svg:x1="6.256cm" svg:y1="5.28cm" svg:x2="6.476cm" svg:y2="5.06cm">
            <text:p/>
          </draw:line>
        </draw:g>
        <draw:g>
          <draw:line draw:style-name="gr3" draw:text-style-name="P3" draw:layer="layout" svg:x1="6.476cm" svg:y1="5.026cm" svg:x2="6.256cm" svg:y2="4.806cm">
            <text:p/>
          </draw:line>
          <draw:line draw:style-name="gr3" draw:text-style-name="P3" draw:layer="layout" svg:x1="6.256cm" svg:y1="5.026cm" svg:x2="6.476cm" svg:y2="4.806cm">
            <text:p/>
          </draw:line>
        </draw:g>
        <draw:g>
          <draw:line draw:style-name="gr3" draw:text-style-name="P3" draw:layer="layout" svg:x1="6.476cm" svg:y1="4.772cm" svg:x2="6.256cm" svg:y2="4.552cm">
            <text:p/>
          </draw:line>
          <draw:line draw:style-name="gr3" draw:text-style-name="P3" draw:layer="layout" svg:x1="6.256cm" svg:y1="4.772cm" svg:x2="6.476cm" svg:y2="4.552cm">
            <text:p/>
          </draw:line>
        </draw:g>
        <draw:g>
          <draw:line draw:style-name="gr3" draw:text-style-name="P3" draw:layer="layout" svg:x1="8.02cm" svg:y1="5.28cm" svg:x2="7.8cm" svg:y2="5.06cm">
            <text:p/>
          </draw:line>
          <draw:line draw:style-name="gr3" draw:text-style-name="P3" draw:layer="layout" svg:x1="7.8cm" svg:y1="5.28cm" svg:x2="8.02cm" svg:y2="5.06cm">
            <text:p/>
          </draw:line>
        </draw:g>
        <draw:g>
          <draw:line draw:style-name="gr3" draw:text-style-name="P3" draw:layer="layout" svg:x1="8.02cm" svg:y1="5.026cm" svg:x2="7.8cm" svg:y2="4.806cm">
            <text:p/>
          </draw:line>
          <draw:line draw:style-name="gr3" draw:text-style-name="P3" draw:layer="layout" svg:x1="7.8cm" svg:y1="5.026cm" svg:x2="8.02cm" svg:y2="4.806cm">
            <text:p/>
          </draw:line>
        </draw:g>
        <draw:g>
          <draw:line draw:style-name="gr3" draw:text-style-name="P3" draw:layer="layout" svg:x1="8.02cm" svg:y1="4.772cm" svg:x2="7.8cm" svg:y2="4.552cm">
            <text:p/>
          </draw:line>
          <draw:line draw:style-name="gr3" draw:text-style-name="P3" draw:layer="layout" svg:x1="7.8cm" svg:y1="4.772cm" svg:x2="8.02cm" svg:y2="4.552cm">
            <text:p/>
          </draw:line>
        </draw:g>
        <draw:g>
          <draw:line draw:style-name="gr3" draw:text-style-name="P3" draw:layer="layout" svg:x1="8.02cm" svg:y1="1.978cm" svg:x2="7.8cm" svg:y2="1.758cm">
            <text:p/>
          </draw:line>
          <draw:line draw:style-name="gr3" draw:text-style-name="P3" draw:layer="layout" svg:x1="7.8cm" svg:y1="1.978cm" svg:x2="8.02cm" svg:y2="1.758cm">
            <text:p/>
          </draw:line>
        </draw:g>
        <draw:g>
          <draw:line draw:style-name="gr3" draw:text-style-name="P3" draw:layer="layout" svg:x1="6.496cm" svg:y1="1.978cm" svg:x2="6.276cm" svg:y2="1.758cm">
            <text:p/>
          </draw:line>
          <draw:line draw:style-name="gr3" draw:text-style-name="P3" draw:layer="layout" svg:x1="6.276cm" svg:y1="1.978cm" svg:x2="6.496cm" svg:y2="1.75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0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rk Schanz</meta:initial-creator>
    <meta:creation-date>2018-05-11T00:39:53.803540939</meta:creation-date>
    <dc:date>2018-05-11T15:21:15.724629080</dc:date>
    <dc:creator>Dirk Schanz</dc:creator>
    <meta:editing-duration>PT2H42M53S</meta:editing-duration>
    <meta:editing-cycles>28</meta:editing-cycles>
    <meta:generator>LibreOffice/6.0.3.2$Linux_X86_64 LibreOffice_project/00m0$Build-2</meta:generator>
    <meta:document-statistic meta:object-count="157"/>
  </office:meta>
</office:document-meta>
</file>